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9">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list-style-name="LFO1" style:family="paragraph"/>
    <style:style style:name="P3" style:parent-style-name="Standard" style:list-style-name="LFO2" style:family="paragraph"/>
    <style:style style:name="P4" style:parent-style-name="Standard" style:list-style-name="LFO3" style:family="paragraph"/>
    <style:style style:name="P5" style:parent-style-name="Standard" style:list-style-name="LFO4" style:family="paragraph"/>
    <style:style style:name="P6" style:parent-style-name="Standard" style:list-style-name="LFO5" style:family="paragraph"/>
    <style:style style:name="P7" style:parent-style-name="Standard" style:list-style-name="LFO5" style:family="paragraph"/>
    <style:style style:name="P8" style:parent-style-name="Standard" style:list-style-name="LFO6" style:family="paragraph"/>
    <style:style style:name="P9" style:parent-style-name="Standard" style:list-style-name="LFO6" style:family="paragraph"/>
    <style:style style:name="P10" style:parent-style-name="Standard" style:list-style-name="LFO7" style:family="paragraph"/>
    <style:style style:name="P11" style:parent-style-name="Standard" style:list-style-name="LFO8" style:family="paragraph"/>
    <style:style style:name="P12" style:parent-style-name="Standard" style:list-style-name="LFO8" style:family="paragraph"/>
    <style:style style:name="P13" style:parent-style-name="Standard" style:list-style-name="LFO9" style:family="paragraph"/>
    <style:style style:name="P14" style:parent-style-name="Standard" style:list-style-name="LFO10" style:family="paragraph"/>
    <style:style style:name="P15" style:parent-style-name="Standard" style:list-style-name="LFO11" style:family="paragraph"/>
    <style:style style:name="P16" style:parent-style-name="Standard" style:list-style-name="LFO11" style:family="paragraph"/>
    <style:style style:name="P17" style:parent-style-name="Standard" style:list-style-name="LFO11" style:family="paragraph"/>
    <style:style style:name="P18" style:parent-style-name="Standard" style:list-style-name="LFO12" style:family="paragraph"/>
    <style:style style:name="P19" style:parent-style-name="Standard" style:list-style-name="LFO13" style:family="paragraph"/>
    <style:style style:name="P20" style:parent-style-name="Standard" style:list-style-name="LFO14" style:family="paragraph"/>
    <style:style style:name="P21" style:parent-style-name="Standard" style:list-style-name="LFO15" style:family="paragraph"/>
    <style:style style:name="P22" style:parent-style-name="Standard" style:list-style-name="LFO16" style:family="paragraph"/>
    <style:style style:name="P23" style:parent-style-name="Standard" style:list-style-name="LFO17" style:family="paragraph"/>
    <style:style style:name="P24" style:parent-style-name="Standard" style:list-style-name="LFO18" style:family="paragraph"/>
    <style:style style:name="P25" style:parent-style-name="Standard" style:list-style-name="LFO19" style:family="paragraph"/>
    <style:style style:name="P26" style:parent-style-name="Standard" style:list-style-name="LFO20" style:family="paragraph"/>
    <style:style style:name="P27" style:parent-style-name="Standard" style:list-style-name="LFO21" style:family="paragraph"/>
    <style:style style:name="P28" style:parent-style-name="Standard" style:list-style-name="LFO22" style:family="paragraph"/>
    <style:style style:name="P29" style:parent-style-name="Standard" style:list-style-name="LFO23" style:family="paragraph"/>
    <style:style style:name="P30" style:parent-style-name="Standard" style:list-style-name="LFO24" style:family="paragraph"/>
    <style:style style:name="P31" style:parent-style-name="Standard" style:list-style-name="LFO25" style:family="paragraph"/>
    <style:style style:name="P32" style:parent-style-name="Standard" style:list-style-name="LFO26" style:family="paragraph"/>
    <style:style style:name="P33" style:parent-style-name="Standard" style:list-style-name="LFO26" style:family="paragraph"/>
    <style:style style:name="P34" style:parent-style-name="Standard" style:list-style-name="LFO27" style:family="paragraph"/>
    <style:style style:name="T35" style:parent-style-name="DefaultParagraphFont" style:family="text">
      <style:text-properties style:text-underline-type="single" style:text-underline-style="solid" style:text-underline-width="auto" style:text-underline-mode="continuous"/>
    </style:style>
    <style:style style:name="T36" style:parent-style-name="DefaultParagraphFont" style:family="text">
      <style:text-properties style:text-underline-type="single" style:text-underline-style="solid" style:text-underline-width="auto" style:text-underline-mode="continuous"/>
    </style:style>
    <style:style style:name="P37" style:parent-style-name="Standard" style:list-style-name="LFO28" style:family="paragraph"/>
    <style:style style:name="P38" style:parent-style-name="Standard" style:list-style-name="LFO28" style:family="paragraph"/>
    <style:style style:name="P39" style:parent-style-name="Standard" style:list-style-name="LFO29" style:family="paragraph"/>
    <style:style style:name="P40" style:parent-style-name="Standard" style:list-style-name="LFO30" style:family="paragraph"/>
    <style:style style:name="P41" style:parent-style-name="Standard" style:list-style-name="LFO30" style:family="paragraph"/>
    <style:style style:name="P42" style:parent-style-name="Standard" style:list-style-name="LFO31" style:family="paragraph"/>
    <style:style style:name="P43" style:parent-style-name="Standard" style:list-style-name="LFO32" style:family="paragraph"/>
    <style:style style:name="P44" style:parent-style-name="Standard" style:list-style-name="LFO33" style:family="paragraph"/>
    <style:style style:name="P45" style:parent-style-name="Standard" style:list-style-name="LFO33" style:family="paragraph"/>
    <style:style style:name="P46" style:parent-style-name="Standard" style:list-style-name="LFO34" style:family="paragraph"/>
    <style:style style:name="P47" style:parent-style-name="Standard" style:list-style-name="LFO34" style:family="paragraph"/>
    <style:style style:name="P48" style:parent-style-name="Standard" style:list-style-name="LFO35" style:family="paragraph"/>
    <style:style style:name="P49" style:parent-style-name="Standard" style:list-style-name="LFO36" style:family="paragraph"/>
    <style:style style:name="P50" style:parent-style-name="Standard" style:list-style-name="LFO36" style:family="paragraph"/>
    <style:style style:name="P51" style:parent-style-name="Standard" style:list-style-name="LFO37" style:family="paragraph"/>
    <style:style style:name="P52" style:parent-style-name="Standard" style:list-style-name="LFO37" style:family="paragraph"/>
    <style:style style:name="P53" style:parent-style-name="Standard" style:list-style-name="LFO37" style:family="paragraph"/>
    <style:style style:name="P54" style:parent-style-name="Standard" style:list-style-name="LFO38" style:family="paragraph"/>
    <style:style style:name="P55" style:parent-style-name="Standard" style:list-style-name="LFO38" style:family="paragraph"/>
    <style:style style:name="P56" style:parent-style-name="Standard" style:list-style-name="LFO39" style:family="paragraph"/>
    <style:style style:name="P57" style:parent-style-name="Standard" style:list-style-name="LFO40" style:family="paragraph"/>
    <style:style style:name="P58" style:parent-style-name="Textbody" style:family="paragraph">
      <style:paragraph-properties fo:margin-top="0.1111in" fo:margin-bottom="0.1111in" fo:margin-left="0.4923in">
        <style:tab-stops/>
      </style:paragraph-properties>
    </style:style>
    <style:style style:name="T59" style:parent-style-name="DefaultParagraphFont" style:family="text">
      <style:text-properties fo:color="#0000FF"/>
    </style:style>
    <style:style style:name="T60" style:parent-style-name="DefaultParagraphFont" style:family="text">
      <style:text-properties fo:font-weight="bold" style:font-weight-asian="bold" fo:color="#0000FF"/>
    </style:style>
    <style:style style:name="P61" style:parent-style-name="Textbody" style:family="paragraph">
      <style:paragraph-properties fo:margin-top="0.1111in" fo:margin-bottom="0.1111in" fo:margin-left="0.4923in">
        <style:tab-stops/>
      </style:paragraph-properties>
    </style:style>
    <style:style style:name="T62" style:parent-style-name="DefaultParagraphFont" style:family="text">
      <style:text-properties fo:font-weight="bold" style:font-weight-asian="bold" fo:color="#0000FF"/>
    </style:style>
    <style:style style:name="P63" style:parent-style-name="Textbody" style:family="paragraph">
      <style:paragraph-properties fo:margin-top="0.1111in" fo:margin-bottom="0.1111in" fo:margin-left="0.4923in">
        <style:tab-stops/>
      </style:paragraph-properties>
    </style:style>
    <style:style style:name="T64" style:parent-style-name="DefaultParagraphFont" style:family="text">
      <style:text-properties fo:font-weight="bold" style:font-weight-asian="bold" fo:color="#0000FF"/>
    </style:style>
    <style:style style:name="T65" style:parent-style-name="DefaultParagraphFont" style:family="text">
      <style:text-properties fo:font-weight="bold" style:font-weight-asian="bold" fo:color="#0000FF"/>
    </style:style>
    <style:style style:name="P66" style:parent-style-name="Textbody" style:family="paragraph">
      <style:paragraph-properties fo:margin-top="0.1111in" fo:margin-bottom="0.1111in" fo:margin-left="0.4923in">
        <style:tab-stops/>
      </style:paragraph-properties>
    </style:style>
    <style:style style:name="T67" style:parent-style-name="DefaultParagraphFont" style:family="text">
      <style:text-properties fo:color="#0000FF"/>
    </style:style>
    <style:style style:name="T68" style:parent-style-name="DefaultParagraphFont" style:family="text">
      <style:text-properties fo:font-weight="bold" style:font-weight-asian="bold" fo:color="#0000FF"/>
    </style:style>
    <style:style style:name="P69" style:parent-style-name="Textbody" style:family="paragraph">
      <style:paragraph-properties fo:margin-top="0.1111in" fo:margin-bottom="0.1111in" fo:margin-left="0.4923in">
        <style:tab-stops/>
      </style:paragraph-properties>
    </style:style>
    <style:style style:name="T70" style:parent-style-name="DefaultParagraphFont" style:family="text">
      <style:text-properties fo:font-weight="bold" style:font-weight-asian="bold" fo:color="#0000FF"/>
    </style:style>
    <style:style style:name="P71" style:parent-style-name="Textbody" style:family="paragraph">
      <style:paragraph-properties fo:margin-top="0.1111in" fo:margin-bottom="0.1111in" fo:margin-left="0.4923in">
        <style:tab-stops/>
      </style:paragraph-properties>
    </style:style>
    <style:style style:name="T72" style:parent-style-name="DefaultParagraphFont" style:family="text">
      <style:text-properties fo:font-weight="bold" style:font-weight-asian="bold" fo:color="#0000FF"/>
    </style:style>
    <style:style style:name="P73" style:parent-style-name="Textbody" style:family="paragraph">
      <style:paragraph-properties fo:margin-top="0.1111in" fo:margin-bottom="0.1111in" fo:margin-left="0.4923in">
        <style:tab-stops/>
      </style:paragraph-properties>
    </style:style>
    <style:style style:name="T74" style:parent-style-name="DefaultParagraphFont" style:family="text">
      <style:text-properties fo:color="#0000FF"/>
    </style:style>
    <style:style style:name="T75" style:parent-style-name="DefaultParagraphFont" style:family="text">
      <style:text-properties fo:font-weight="bold" style:font-weight-asian="bold" fo:color="#0000FF"/>
    </style:style>
    <style:style style:name="P76" style:parent-style-name="Textbody" style:family="paragraph">
      <style:paragraph-properties fo:margin-top="0.1111in" fo:margin-bottom="0.1111in" fo:margin-left="0.4923in">
        <style:tab-stops/>
      </style:paragraph-properties>
    </style:style>
    <style:style style:name="T77" style:parent-style-name="DefaultParagraphFont" style:family="text">
      <style:text-properties fo:font-weight="bold" style:font-weight-asian="bold" fo:color="#0000FF"/>
    </style:style>
    <style:style style:name="T78" style:parent-style-name="DefaultParagraphFont" style:family="text">
      <style:text-properties fo:font-weight="bold" style:font-weight-asian="bold" fo:color="#0000FF"/>
    </style:style>
    <style:style style:name="P79" style:parent-style-name="Standard" style:list-style-name="LFO40" style:family="paragraph"/>
    <style:style style:name="P80" style:parent-style-name="Standard" style:list-style-name="LFO40" style:family="paragraph"/>
    <style:style style:name="P81" style:parent-style-name="Standard" style:list-style-name="LFO41" style:family="paragraph"/>
    <style:style style:name="P82" style:parent-style-name="Standard" style:list-style-name="LFO42" style:family="paragraph"/>
    <style:style style:name="T83" style:parent-style-name="DefaultParagraphFont" style:family="text">
      <style:text-properties fo:font-weight="bold" style:font-weight-asian="bold" style:font-weight-complex="bold" fo:color="#3333FF"/>
    </style:style>
    <style:style style:name="P84" style:parent-style-name="Standard" style:list-style-name="LFO42" style:family="paragraph"/>
    <style:style style:name="P85" style:parent-style-name="Standard" style:list-style-name="LFO43" style:family="paragraph"/>
    <style:style style:name="P86" style:parent-style-name="Standard" style:list-style-name="LFO44" style:family="paragraph"/>
    <style:style style:name="P87" style:parent-style-name="Standard" style:list-style-name="LFO45" style:family="paragraph"/>
    <style:style style:name="P88" style:parent-style-name="Standard" style:list-style-name="LFO45" style:family="paragraph"/>
    <style:style style:name="P89" style:parent-style-name="Standard" style:list-style-name="LFO46" style:family="paragraph"/>
    <style:style style:name="P90" style:parent-style-name="Standard" style:list-style-name="LFO46" style:family="paragraph"/>
    <style:style style:name="P91" style:parent-style-name="Standard" style:list-style-name="LFO47" style:family="paragraph"/>
    <style:style style:name="P92" style:parent-style-name="Standard" style:list-style-name="LFO48" style:family="paragraph"/>
    <style:style style:name="T93" style:parent-style-name="DefaultParagraphFont" style:family="text">
      <style:text-properties fo:color="#800000"/>
    </style:style>
    <style:style style:name="P94" style:parent-style-name="Textbody" style:list-style-name="LFO49" style:family="paragraph"/>
    <style:style style:name="P95" style:parent-style-name="Textbody" style:list-style-name="LFO49" style:family="paragraph">
      <style:paragraph-properties fo:margin-top="0.1111in" fo:margin-bottom="0.1111in"/>
    </style:style>
    <style:style style:name="P96" style:parent-style-name="Textbody" style:list-style-name="LFO49" style:family="paragraph">
      <style:paragraph-properties fo:margin-top="0.1111in" fo:margin-bottom="0.1111in"/>
    </style:style>
    <style:style style:name="T97" style:parent-style-name="DefaultParagraphFont" style:family="text">
      <style:text-properties fo:font-weight="bold" style:font-weight-asian="bold"/>
    </style:style>
    <style:style style:name="P98" style:parent-style-name="Textbody" style:list-style-name="LFO49" style:family="paragraph">
      <style:paragraph-properties fo:margin-top="0.1111in" fo:margin-bottom="0.1111in"/>
    </style:style>
    <style:style style:name="P99" style:parent-style-name="Textbody" style:list-style-name="LFO49" style:family="paragraph">
      <style:paragraph-properties fo:margin-top="0.1111in" fo:margin-bottom="0.1111in"/>
    </style:style>
    <style:style style:name="P100" style:parent-style-name="Textbody" style:list-style-name="LFO49" style:family="paragraph">
      <style:paragraph-properties fo:margin-top="0.1111in" fo:margin-bottom="0.1111in"/>
    </style:style>
    <style:style style:name="P101" style:parent-style-name="Textbody" style:list-style-name="LFO49" style:family="paragraph">
      <style:paragraph-properties fo:margin-top="0.1111in" fo:margin-bottom="0.1111in"/>
    </style:style>
    <style:style style:name="P102" style:parent-style-name="Textbody" style:list-style-name="LFO49" style:family="paragraph">
      <style:paragraph-properties fo:margin-top="0.1111in" fo:margin-bottom="0.1111in"/>
      <style:text-properties fo:color="#000000"/>
    </style:style>
    <style:style style:name="P103" style:parent-style-name="Textbody" style:list-style-name="LFO49" style:family="paragraph">
      <style:paragraph-properties fo:margin-top="0.1111in" fo:margin-bottom="0.1111in"/>
    </style:style>
    <style:style style:name="T104" style:parent-style-name="DefaultParagraphFont" style:family="text">
      <style:text-properties fo:color="#FC0107"/>
    </style:style>
    <style:style style:name="T105" style:parent-style-name="DefaultParagraphFont" style:family="text">
      <style:text-properties fo:color="#FC0107"/>
    </style:style>
    <style:style style:name="P106" style:parent-style-name="Standard" style:list-style-name="LFO50" style:family="paragraph"/>
    <style:style style:name="P107" style:parent-style-name="Standard" style:list-style-name="LFO51" style:family="paragraph"/>
    <style:style style:name="P108" style:parent-style-name="Standard" style:list-style-name="LFO52" style:family="paragraph"/>
    <style:style style:name="P109" style:parent-style-name="Standard" style:list-style-name="LFO53" style:family="paragraph"/>
    <style:style style:name="P110" style:parent-style-name="Standard" style:list-style-name="LFO54" style:family="paragraph"/>
    <style:style style:name="P111" style:parent-style-name="Standard" style:list-style-name="LFO55" style:family="paragraph"/>
    <style:style style:name="P112" style:parent-style-name="Standard" style:list-style-name="LFO56" style:family="paragraph"/>
    <style:style style:name="P113" style:parent-style-name="Standard" style:list-style-name="LFO57" style:family="paragraph"/>
    <style:style style:name="P114" style:parent-style-name="Standard" style:list-style-name="LFO57" style:family="paragraph"/>
    <style:style style:name="T115" style:parent-style-name="DefaultParagraphFont" style:family="text">
      <style:text-properties fo:color="#FF0000"/>
    </style:style>
    <style:style style:name="T116" style:parent-style-name="DefaultParagraphFont" style:family="text">
      <style:text-properties fo:color="#FF0000"/>
    </style:style>
    <style:style style:name="P117" style:parent-style-name="Standard" style:list-style-name="LFO58" style:family="paragraph"/>
    <style:style style:name="P118" style:parent-style-name="Standard" style:list-style-name="LFO58" style:family="paragraph"/>
    <style:style style:name="P119" style:parent-style-name="Standard" style:list-style-name="LFO59" style:family="paragraph"/>
    <style:style style:name="P120" style:parent-style-name="Standard" style:list-style-name="LFO59" style:family="paragraph"/>
    <style:style style:name="P121" style:parent-style-name="Standard" style:list-style-name="LFO59" style:family="paragraph"/>
    <style:style style:name="P122" style:parent-style-name="Standard" style:list-style-name="LFO60" style:family="paragraph"/>
    <style:style style:name="P123" style:parent-style-name="Standard" style:list-style-name="LFO61" style:family="paragraph"/>
    <style:style style:name="P124" style:parent-style-name="Standard" style:list-style-name="LFO62" style:family="paragraph"/>
    <style:style style:name="P125" style:parent-style-name="Standard" style:list-style-name="LFO63" style:family="paragraph"/>
    <style:style style:name="P126" style:parent-style-name="Standard" style:list-style-name="LFO64" style:family="paragraph"/>
    <style:style style:name="P127" style:parent-style-name="Standard" style:list-style-name="LFO64" style:family="paragraph"/>
    <style:style style:name="T128" style:parent-style-name="DefaultParagraphFont" style:family="text">
      <style:text-properties fo:color="#CC0000"/>
    </style:style>
    <style:style style:name="T129" style:parent-style-name="DefaultParagraphFont" style:family="text">
      <style:text-properties fo:color="#CC0000"/>
    </style:style>
    <style:style style:name="T130" style:parent-style-name="DefaultParagraphFont" style:family="text">
      <style:text-properties fo:color="#CC0000"/>
    </style:style>
    <style:style style:name="P131" style:parent-style-name="Standard" style:list-style-name="LFO65" style:family="paragraph"/>
    <style:style style:name="P132" style:parent-style-name="Standard" style:list-style-name="LFO66" style:family="paragraph"/>
    <style:style style:name="P133" style:parent-style-name="Standard" style:list-style-name="LFO67" style:family="paragraph"/>
    <style:style style:name="P134" style:parent-style-name="Standard" style:list-style-name="LFO68" style:family="paragraph"/>
    <style:style style:name="P135" style:parent-style-name="Standard" style:list-style-name="LFO69" style:family="paragraph"/>
    <style:style style:name="P136" style:parent-style-name="Standard" style:list-style-name="LFO70" style:family="paragraph"/>
    <style:style style:name="P137" style:parent-style-name="Standard" style:list-style-name="LFO70" style:family="paragraph"/>
    <style:style style:name="P138" style:parent-style-name="Standard" style:list-style-name="LFO71" style:family="paragraph"/>
    <style:style style:name="T139" style:parent-style-name="DefaultParagraphFont" style:family="text">
      <style:text-properties fo:font-weight="bold" style:font-weight-asian="bold" style:font-weight-complex="bold" fo:color="#CC3300"/>
    </style:style>
    <style:style style:name="P140" style:parent-style-name="Standard" style:list-style-name="LFO72" style:family="paragraph"/>
    <style:style style:name="T141" style:parent-style-name="DefaultParagraphFont" style:family="text">
      <style:text-properties fo:font-weight="bold" style:font-weight-asian="bold" style:font-weight-complex="bold" fo:color="#CC3300"/>
    </style:style>
    <style:style style:name="T142" style:parent-style-name="DefaultParagraphFont" style:family="text">
      <style:text-properties fo:font-weight="bold" style:font-weight-asian="bold" style:font-weight-complex="bold" fo:color="#CC3300"/>
    </style:style>
    <style:style style:name="T143" style:parent-style-name="DefaultParagraphFont" style:family="text">
      <style:text-properties fo:font-weight="bold" style:font-weight-asian="bold" style:font-weight-complex="bold" fo:color="#CC3300"/>
    </style:style>
    <style:style style:name="P144" style:parent-style-name="Standard" style:list-style-name="LFO73" style:family="paragraph"/>
    <style:style style:name="T145" style:parent-style-name="DefaultParagraphFont" style:family="text">
      <style:text-properties fo:font-weight="bold" style:font-weight-asian="bold" style:font-weight-complex="bold" fo:color="#CC3300"/>
    </style:style>
    <style:style style:name="T146" style:parent-style-name="DefaultParagraphFont" style:family="text">
      <style:text-properties fo:font-weight="bold" style:font-weight-asian="bold" style:font-weight-complex="bold" fo:color="#CC3300"/>
    </style:style>
    <style:style style:name="P147" style:parent-style-name="Standard" style:list-style-name="LFO74" style:family="paragraph"/>
    <style:style style:name="P148" style:parent-style-name="Standard" style:list-style-name="LFO75" style:family="paragraph"/>
    <style:style style:name="P149" style:parent-style-name="Standard" style:list-style-name="LFO76" style:family="paragraph"/>
    <style:style style:name="P150" style:parent-style-name="Standard" style:list-style-name="LFO77" style:family="paragraph"/>
    <style:style style:name="P151" style:parent-style-name="Standard" style:list-style-name="LFO78" style:family="paragraph"/>
    <style:style style:name="P152" style:parent-style-name="Standard" style:list-style-name="LFO79" style:family="paragraph"/>
    <style:style style:name="P153" style:parent-style-name="Standard" style:list-style-name="LFO80" style:family="paragraph"/>
    <style:style style:name="P154" style:parent-style-name="Standard" style:list-style-name="LFO80" style:family="paragraph"/>
    <style:style style:name="P155" style:parent-style-name="Standard" style:list-style-name="LFO81" style:family="paragraph"/>
    <style:style style:name="P156" style:parent-style-name="Standard" style:list-style-name="LFO82" style:family="paragraph"/>
    <style:style style:name="P157" style:parent-style-name="Standard" style:list-style-name="LFO83" style:family="paragraph"/>
    <style:style style:name="T158" style:parent-style-name="DefaultParagraphFont" style:family="text">
      <style:text-properties fo:font-weight="bold" style:font-weight-asian="bold" style:font-weight-complex="bold"/>
    </style:style>
    <style:style style:name="P159" style:parent-style-name="Standard" style:list-style-name="LFO84" style:family="paragraph"/>
    <style:style style:name="P160" style:parent-style-name="Standard" style:list-style-name="LFO85" style:family="paragraph"/>
    <style:style style:name="P161" style:parent-style-name="Standard" style:list-style-name="LFO86" style:family="paragraph"/>
    <style:style style:name="P162" style:parent-style-name="Textbody" style:list-style-name="LFO87" style:family="paragraph">
      <style:text-properties style:font-name="ArialMT"/>
    </style:style>
    <style:style style:name="P163" style:parent-style-name="Textbody" style:list-style-name="LFO87" style:family="paragraph">
      <style:text-properties style:font-name="ArialMT"/>
    </style:style>
    <style:style style:name="P164" style:parent-style-name="Standard" style:list-style-name="LFO88" style:family="paragraph"/>
    <style:style style:name="P165" style:parent-style-name="Standard" style:list-style-name="LFO89" style:family="paragraph"/>
    <style:style style:name="P166" style:parent-style-name="Standard" style:list-style-name="LFO90" style:family="paragraph"/>
    <style:style style:name="P167" style:parent-style-name="Standard" style:list-style-name="LFO91" style:family="paragraph"/>
    <style:style style:name="P168" style:parent-style-name="Standard" style:list-style-name="LFO92" style:family="paragraph"/>
    <style:style style:name="P169" style:parent-style-name="Standard" style:list-style-name="LFO92" style:family="paragraph"/>
    <style:style style:name="P170" style:parent-style-name="Standard" style:list-style-name="LFO93" style:family="paragraph"/>
    <style:style style:name="P171" style:parent-style-name="Standard" style:list-style-name="LFO94" style:family="paragraph"/>
    <style:style style:name="P172" style:parent-style-name="Standard" style:list-style-name="LFO95" style:family="paragraph"/>
    <style:style style:name="P173" style:parent-style-name="Standard" style:list-style-name="LFO96" style:family="paragraph"/>
    <style:style style:name="P174" style:parent-style-name="Standard" style:list-style-name="LFO97" style:family="paragraph"/>
    <style:style style:name="P175" style:parent-style-name="Standard" style:list-style-name="LFO98" style:family="paragraph"/>
    <style:style style:name="P176" style:parent-style-name="Standard" style:list-style-name="LFO99" style:family="paragraph"/>
    <style:style style:name="T177" style:parent-style-name="DefaultParagraphFont" style:family="text">
      <style:text-properties fo:color="#CC0000"/>
    </style:style>
    <style:style style:name="P178" style:parent-style-name="Standard" style:list-style-name="LFO100" style:family="paragraph"/>
    <style:style style:name="T179" style:parent-style-name="DefaultParagraphFont" style:family="text">
      <style:text-properties fo:color="#CC0000"/>
    </style:style>
    <style:style style:name="T180" style:parent-style-name="DefaultParagraphFont" style:family="text">
      <style:text-properties fo:color="#CC0000"/>
    </style:style>
    <style:style style:name="T181" style:parent-style-name="DefaultParagraphFont" style:family="text">
      <style:text-properties fo:color="#CC0000"/>
    </style:style>
    <style:style style:name="T182" style:parent-style-name="DefaultParagraphFont" style:family="text">
      <style:text-properties fo:color="#CC0000"/>
    </style:style>
    <style:style style:name="T183" style:parent-style-name="DefaultParagraphFont" style:family="text">
      <style:text-properties fo:color="#CC0000"/>
    </style:style>
    <style:style style:name="T184" style:parent-style-name="DefaultParagraphFont" style:family="text">
      <style:text-properties fo:color="#CC0000"/>
    </style:style>
    <style:style style:name="T185" style:parent-style-name="DefaultParagraphFont" style:family="text">
      <style:text-properties fo:color="#CC0000"/>
    </style:style>
    <style:style style:name="P186" style:parent-style-name="Standard" style:list-style-name="LFO101" style:family="paragraph"/>
    <style:style style:name="P187" style:parent-style-name="Standard" style:list-style-name="LFO102" style:family="paragraph"/>
    <style:style style:name="P188" style:parent-style-name="Standard" style:list-style-name="LFO103" style:family="paragraph"/>
    <style:style style:name="P189" style:parent-style-name="Standard" style:list-style-name="LFO104" style:family="paragraph"/>
    <style:style style:name="P190" style:parent-style-name="Standard" style:list-style-name="LFO105" style:family="paragraph"/>
    <style:style style:name="P191" style:parent-style-name="Standard" style:list-style-name="LFO106" style:family="paragraph"/>
    <style:style style:name="P192" style:parent-style-name="Standard" style:list-style-name="LFO107" style:family="paragraph"/>
    <style:style style:name="P193" style:parent-style-name="Standard" style:list-style-name="LFO108" style:family="paragraph"/>
    <style:style style:name="P194" style:parent-style-name="Standard" style:list-style-name="LFO109" style:family="paragraph"/>
    <style:style style:name="P195" style:parent-style-name="Standard" style:list-style-name="LFO110" style:family="paragraph"/>
    <style:style style:name="P196" style:parent-style-name="Standard" style:list-style-name="LFO110" style:family="paragraph"/>
    <style:style style:name="P197" style:parent-style-name="Standard" style:list-style-name="LFO110" style:family="paragraph"/>
    <style:style style:name="P198" style:parent-style-name="Standard" style:list-style-name="LFO110" style:family="paragraph"/>
    <style:style style:name="P199" style:parent-style-name="Standard" style:list-style-name="LFO111" style:family="paragraph"/>
    <style:style style:name="P200" style:parent-style-name="Standard" style:list-style-name="LFO112" style:family="paragraph"/>
    <style:style style:name="P201" style:parent-style-name="Standard" style:list-style-name="LFO113" style:family="paragraph"/>
    <style:style style:name="P202" style:parent-style-name="Standard" style:list-style-name="LFO114" style:family="paragraph"/>
    <style:style style:name="P203" style:parent-style-name="Standard" style:list-style-name="LFO115" style:family="paragraph"/>
    <style:style style:name="P204" style:parent-style-name="Standard" style:list-style-name="LFO115" style:family="paragraph"/>
    <style:style style:name="P205" style:parent-style-name="Standard" style:list-style-name="LFO116" style:family="paragraph"/>
    <style:style style:name="P206" style:parent-style-name="Standard" style:list-style-name="LFO117" style:family="paragraph"/>
    <style:style style:name="P207" style:parent-style-name="Standard" style:list-style-name="LFO118" style:family="paragraph"/>
    <style:style style:name="P208" style:parent-style-name="Standard" style:list-style-name="LFO119" style:family="paragraph"/>
    <style:style style:name="P209" style:parent-style-name="Standard" style:list-style-name="LFO119" style:family="paragraph"/>
    <style:style style:name="P210" style:parent-style-name="Standard" style:list-style-name="LFO119" style:family="paragraph"/>
    <style:style style:name="P211" style:parent-style-name="Standard" style:list-style-name="LFO120" style:family="paragraph"/>
    <style:style style:name="P212" style:parent-style-name="Standard" style:list-style-name="LFO121" style:family="paragraph"/>
    <style:style style:name="P213" style:parent-style-name="Standard" style:list-style-name="LFO122" style:family="paragraph"/>
    <style:style style:name="P214" style:parent-style-name="Standard" style:list-style-name="LFO123" style:family="paragraph"/>
    <style:style style:name="P215" style:parent-style-name="Textbody" style:family="paragraph">
      <style:paragraph-properties fo:margin-left="0.4923in">
        <style:tab-stops/>
      </style:paragraph-properties>
    </style:style>
    <style:style style:name="P216" style:parent-style-name="Textbody" style:family="paragraph">
      <style:paragraph-properties fo:margin-top="0.1111in" fo:margin-bottom="0.1111in" fo:margin-left="0.4923in">
        <style:tab-stops/>
      </style:paragraph-properties>
    </style:style>
    <style:style style:name="P217" style:parent-style-name="Textbody" style:family="paragraph">
      <style:paragraph-properties fo:margin-top="0.1111in" fo:margin-bottom="0.1111in" fo:margin-left="0.4923in">
        <style:tab-stops/>
      </style:paragraph-properties>
    </style:style>
    <style:style style:name="T218" style:parent-style-name="DefaultParagraphFont" style:family="text">
      <style:text-properties fo:font-weight="bold" style:font-weight-asian="bold" fo:color="#FC0107"/>
    </style:style>
    <style:style style:name="P219" style:parent-style-name="Textbody" style:family="paragraph">
      <style:paragraph-properties fo:margin-top="0.1111in" fo:margin-bottom="0.1111in" fo:margin-left="0.4923in">
        <style:tab-stops/>
      </style:paragraph-properties>
    </style:style>
    <style:style style:name="P220" style:parent-style-name="Textbody" style:family="paragraph">
      <style:paragraph-properties fo:margin-top="0.1111in" fo:margin-bottom="0.1111in" fo:margin-left="0.4923in">
        <style:tab-stops/>
      </style:paragraph-properties>
    </style:style>
    <style:style style:name="T221" style:parent-style-name="DefaultParagraphFont" style:family="text">
      <style:text-properties fo:font-weight="bold" style:font-weight-asian="bold" fo:color="#FC0107"/>
    </style:style>
    <style:style style:name="T222" style:parent-style-name="DefaultParagraphFont" style:family="text">
      <style:text-properties fo:font-weight="bold" style:font-weight-asian="bold" style:font-weight-complex="bold" fo:color="#C5000B"/>
    </style:style>
    <style:style style:name="T223" style:parent-style-name="DefaultParagraphFont" style:family="text">
      <style:text-properties fo:font-weight="bold" style:font-weight-asian="bold" style:font-weight-complex="bold" fo:color="#FC0107"/>
    </style:style>
    <style:style style:name="T224" style:parent-style-name="DefaultParagraphFont" style:family="text">
      <style:text-properties fo:font-weight="bold" style:font-weight-asian="bold" style:font-weight-complex="bold" fo:color="#FC0107"/>
    </style:style>
    <style:style style:name="P225" style:parent-style-name="Textbody" style:family="paragraph">
      <style:paragraph-properties fo:margin-top="0.1111in" fo:margin-bottom="0.1111in" fo:margin-left="0.4923in">
        <style:tab-stops/>
      </style:paragraph-properties>
    </style:style>
    <style:style style:name="P226" style:parent-style-name="Standard" style:family="paragraph">
      <style:paragraph-properties fo:margin-left="0.4923in">
        <style:tab-stops/>
      </style:paragraph-properties>
    </style:style>
    <style:style style:name="P227" style:parent-style-name="Standard" style:list-style-name="LFO124" style:family="paragraph"/>
    <style:style style:name="P228" style:parent-style-name="Standard" style:list-style-name="LFO125" style:family="paragraph"/>
    <style:style style:name="P229" style:parent-style-name="Standard" style:list-style-name="LFO126" style:family="paragraph"/>
    <style:style style:name="P230" style:parent-style-name="Standard" style:list-style-name="LFO127" style:family="paragraph"/>
    <style:style style:name="P231" style:parent-style-name="Standard" style:list-style-name="LFO128" style:family="paragraph"/>
    <style:style style:name="P232" style:parent-style-name="Standard" style:list-style-name="LFO128" style:family="paragraph"/>
    <style:style style:name="P233" style:parent-style-name="Standard" style:list-style-name="LFO129" style:family="paragraph"/>
    <style:style style:name="P234" style:parent-style-name="Standard" style:list-style-name="LFO130" style:family="paragraph"/>
    <style:style style:name="P235" style:parent-style-name="Standard" style:list-style-name="LFO131" style:family="paragraph"/>
    <style:style style:name="P236" style:parent-style-name="Standard" style:list-style-name="LFO131" style:family="paragraph"/>
    <style:style style:name="P237" style:parent-style-name="Standard" style:list-style-name="LFO131" style:family="paragraph"/>
    <style:style style:name="P238" style:parent-style-name="Standard" style:list-style-name="LFO131" style:family="paragraph"/>
    <style:style style:name="P239" style:parent-style-name="Standard" style:list-style-name="LFO132" style:family="paragraph"/>
    <style:style style:name="P240" style:parent-style-name="Standard" style:list-style-name="LFO133" style:family="paragraph"/>
    <style:style style:name="P241" style:parent-style-name="Standard" style:list-style-name="LFO133" style:family="paragraph"/>
    <style:style style:name="P242" style:parent-style-name="Standard" style:list-style-name="LFO134" style:family="paragraph"/>
    <style:style style:name="P243" style:parent-style-name="Standard" style:list-style-name="LFO134" style:family="paragraph"/>
    <style:style style:name="P244" style:parent-style-name="Standard" style:list-style-name="LFO135" style:family="paragraph"/>
    <style:style style:name="P245" style:parent-style-name="Standard" style:list-style-name="LFO136" style:family="paragraph"/>
    <style:style style:name="P246" style:parent-style-name="Standard" style:list-style-name="LFO137" style:family="paragraph"/>
    <style:style style:name="P247" style:parent-style-name="Standard" style:list-style-name="LFO138" style:family="paragraph"/>
    <style:style style:name="P248" style:parent-style-name="Standard" style:list-style-name="LFO138" style:family="paragraph"/>
    <style:style style:name="P249" style:parent-style-name="Standard" style:list-style-name="LFO139" style:family="paragraph"/>
    <style:style style:name="P250" style:parent-style-name="Standard" style:list-style-name="LFO140" style:family="paragraph"/>
    <style:style style:name="P251" style:parent-style-name="Standard" style:list-style-name="LFO141" style:family="paragraph"/>
    <style:style style:name="P252" style:parent-style-name="Standard" style:list-style-name="LFO141" style:family="paragraph"/>
    <style:style style:name="P253" style:parent-style-name="Standard" style:list-style-name="LFO142" style:family="paragraph"/>
    <style:style style:name="P254" style:parent-style-name="Standard" style:list-style-name="LFO142" style:family="paragraph"/>
    <style:style style:name="P255" style:parent-style-name="Standard" style:list-style-name="LFO142" style:family="paragraph"/>
    <style:style style:name="T25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57" style:parent-style-name="Standard" style:list-style-name="LFO143" style:family="paragraph"/>
    <style:style style:name="P258" style:parent-style-name="Standard" style:list-style-name="LFO144" style:family="paragraph"/>
    <style:style style:name="P259" style:parent-style-name="Standard" style:list-style-name="LFO144" style:family="paragraph"/>
    <style:style style:name="P260" style:parent-style-name="Standard" style:list-style-name="LFO144" style:family="paragraph"/>
    <style:style style:name="P261" style:parent-style-name="Standard" style:list-style-name="LFO145" style:family="paragraph"/>
    <style:style style:name="P262" style:parent-style-name="Standard" style:list-style-name="LFO146" style:family="paragraph"/>
    <style:style style:name="P263" style:parent-style-name="Standard" style:list-style-name="LFO147" style:family="paragraph"/>
    <style:style style:name="P264" style:parent-style-name="Standard" style:list-style-name="LFO148" style:family="paragraph"/>
    <style:style style:name="P265" style:parent-style-name="Standard" style:list-style-name="LFO149" style:family="paragraph"/>
    <style:style style:name="P266" style:parent-style-name="Standard" style:list-style-name="LFO150" style:family="paragraph"/>
    <style:style style:name="P267" style:parent-style-name="Standard" style:list-style-name="LFO151" style:family="paragraph"/>
    <style:style style:name="P268" style:parent-style-name="Standard" style:list-style-name="LFO152" style:family="paragraph"/>
    <style:style style:name="P269" style:parent-style-name="Standard" style:list-style-name="LFO153" style:family="paragraph"/>
    <style:style style:name="P270" style:parent-style-name="Standard" style:list-style-name="LFO154" style:family="paragraph"/>
    <style:style style:name="P271" style:parent-style-name="Standard" style:list-style-name="LFO155" style:family="paragraph"/>
    <style:style style:name="T272" style:parent-style-name="DefaultParagraphFont" style:family="text">
      <style:text-properties fo:font-weight="bold" style:font-weight-asian="bold" style:font-weight-complex="bold" fo:font-style="italic" style:font-style-asian="italic" style:font-style-complex="italic"/>
    </style:style>
    <style:style style:name="T273" style:parent-style-name="DefaultParagraphFont" style:family="text">
      <style:text-properties fo:font-weight="bold" style:font-weight-asian="bold" style:font-weight-complex="bold"/>
    </style:style>
    <style:style style:name="P274" style:parent-style-name="Standard" style:list-style-name="LFO156" style:family="paragraph"/>
    <style:style style:name="P275" style:parent-style-name="Standard" style:list-style-name="LFO156" style:family="paragraph"/>
    <style:style style:name="P276" style:parent-style-name="Standard" style:list-style-name="LFO157" style:family="paragraph"/>
    <style:style style:name="P277" style:parent-style-name="Standard" style:list-style-name="LFO157" style:family="paragraph"/>
    <style:style style:name="P278" style:parent-style-name="Standard" style:list-style-name="LFO157" style:family="paragraph"/>
    <style:style style:name="P279" style:parent-style-name="Standard" style:list-style-name="LFO157" style:family="paragraph"/>
    <style:style style:name="P280" style:parent-style-name="Standard" style:family="paragraph">
      <style:paragraph-properties fo:margin-left="0.4923in">
        <style:tab-stops/>
      </style:paragraph-properties>
    </style:style>
    <style:style style:name="P281" style:parent-style-name="Standard" style:family="paragraph">
      <style:paragraph-properties fo:margin-left="0.4923in">
        <style:tab-stops/>
      </style:paragraph-properties>
    </style:style>
    <style:style style:name="P282" style:parent-style-name="Standard" style:list-style-name="LFO158" style:family="paragraph"/>
    <style:style style:name="P283" style:parent-style-name="Standard" style:list-style-name="LFO158" style:family="paragraph"/>
    <style:style style:name="P284" style:parent-style-name="Standard" style:list-style-name="LFO158" style:family="paragraph"/>
    <style:style style:name="P285" style:parent-style-name="Standard" style:list-style-name="LFO158" style:family="paragraph"/>
    <style:style style:name="P286" style:parent-style-name="Standard" style:list-style-name="LFO159" style:family="paragraph"/>
    <style:style style:name="P287" style:parent-style-name="Standard" style:list-style-name="LFO160" style:family="paragraph"/>
    <style:style style:name="P288" style:parent-style-name="Standard" style:list-style-name="LFO161" style:family="paragraph"/>
    <style:style style:name="P289" style:parent-style-name="Standard" style:list-style-name="LFO161" style:family="paragraph"/>
    <style:style style:name="P290" style:parent-style-name="Standard" style:list-style-name="LFO162" style:family="paragraph"/>
    <style:style style:name="P291" style:parent-style-name="Standard" style:list-style-name="LFO163" style:family="paragraph"/>
    <style:style style:name="P292" style:parent-style-name="Standard" style:list-style-name="LFO164" style:family="paragraph"/>
    <style:style style:name="P293" style:parent-style-name="Standard" style:list-style-name="LFO165" style:family="paragraph"/>
    <style:style style:name="P294" style:parent-style-name="Standard" style:list-style-name="LFO165" style:family="paragraph"/>
    <style:style style:name="P295" style:parent-style-name="Standard" style:list-style-name="LFO165" style:family="paragraph"/>
    <style:style style:name="P296" style:parent-style-name="Standard" style:list-style-name="LFO166" style:family="paragraph"/>
    <style:style style:name="T297" style:parent-style-name="DefaultParagraphFont" style:family="text">
      <style:text-properties style:font-name="arial, sans-serif" fo:font-weight="bold" style:font-weight-asian="bold" style:font-weight-complex="bold" fo:color="#DC2300" fo:font-size="7.5pt" style:font-size-asian="7.5pt"/>
    </style:style>
    <style:style style:name="T298" style:parent-style-name="DefaultParagraphFont" style:family="text">
      <style:text-properties style:font-name="arial, sans-serif" fo:color="#2300DC" fo:font-size="7.5pt" style:font-size-asian="7.5pt"/>
    </style:style>
    <style:style style:name="T299" style:parent-style-name="DefaultParagraphFont" style:family="text">
      <style:text-properties style:font-name="arial, sans-serif" fo:color="#222222" fo:font-size="7.5pt" style:font-size-asian="7.5pt"/>
    </style:style>
    <style:style style:name="T300" style:parent-style-name="DefaultParagraphFont" style:family="text">
      <style:text-properties fo:color="#222222" fo:font-size="10pt" style:font-size-asian="10pt" style:font-size-complex="10pt"/>
    </style:style>
    <style:style style:name="T301" style:parent-style-name="DefaultParagraphFont" style:family="text">
      <style:text-properties style:font-name="arial, sans-serif" fo:color="#222222" fo:font-size="7.5pt" style:font-size-asian="7.5pt"/>
    </style:style>
    <style:style style:name="P302" style:parent-style-name="Standard" style:list-style-name="LFO167" style:family="paragraph"/>
    <style:style style:name="P303" style:parent-style-name="Standard" style:list-style-name="LFO167" style:family="paragraph"/>
    <style:style style:name="P304" style:parent-style-name="Standard" style:list-style-name="LFO168" style:family="paragraph"/>
    <style:style style:name="P305" style:parent-style-name="Standard" style:family="paragraph">
      <style:paragraph-properties fo:break-before="page" fo:text-align="center"/>
    </style:style>
    <style:style style:name="T306" style:parent-style-name="DefaultParagraphFont" style:family="text">
      <style:text-properties fo:font-size="14pt" style:font-size-asian="14pt" style:font-size-complex="14pt"/>
    </style:style>
    <style:style style:name="T307" style:parent-style-name="DefaultParagraphFont" style:family="text">
      <style:text-properties fo:font-style="italic" style:font-style-asian="italic" style:font-style-complex="italic" fo:color="#000000" fo:font-size="14pt" style:font-size-asian="14pt" style:font-size-complex="14pt"/>
    </style:style>
    <style:style style:name="P308" style:parent-style-name="Standard" style:family="paragraph">
      <style:paragraph-properties fo:text-align="center"/>
    </style:style>
    <style:style style:name="T309" style:parent-style-name="DefaultParagraphFont" style:family="text">
      <style:text-properties fo:font-size="14pt" style:font-size-asian="14pt" style:font-size-complex="14pt"/>
    </style:style>
    <style:style style:name="T310" style:parent-style-name="DefaultParagraphFont" style:family="text">
      <style:text-properties fo:font-size="14pt" style:font-size-asian="14pt" style:font-size-complex="14pt"/>
    </style:style>
    <style:style style:name="T311" style:parent-style-name="DefaultParagraphFont" style:family="text">
      <style:text-properties fo:font-size="14pt" style:font-size-asian="14pt" style:font-size-complex="14pt"/>
    </style:style>
    <style:style style:name="P312" style:parent-style-name="Standard" style:family="paragraph">
      <style:paragraph-properties fo:text-align="center"/>
      <style:text-properties fo:font-size="14pt" style:font-size-asian="14pt" style:font-size-complex="14pt"/>
    </style:style>
    <style:style style:name="T313" style:parent-style-name="DefaultParagraphFont" style:family="text">
      <style:text-properties fo:font-style="italic" style:font-style-asian="italic" style:font-style-complex="italic"/>
    </style:style>
    <style:style style:name="P314" style:parent-style-name="Standard" style:list-style-name="LFO169" style:family="paragraph"/>
    <style:style style:name="T315" style:parent-style-name="DefaultParagraphFont" style:family="text">
      <style:text-properties fo:font-style="italic" style:font-style-asian="italic" style:font-style-complex="italic"/>
    </style:style>
    <style:style style:name="P316" style:parent-style-name="Standard" style:list-style-name="LFO169" style:family="paragraph"/>
    <style:style style:name="T317" style:parent-style-name="DefaultParagraphFont" style:family="text">
      <style:text-properties fo:font-style="italic" style:font-style-asian="italic" style:font-style-complex="italic"/>
    </style:style>
    <style:style style:name="P318" style:parent-style-name="Standard" style:list-style-name="LFO169" style:family="paragraph"/>
    <style:style style:name="P319" style:parent-style-name="Standard" style:list-style-name="LFO169" style:family="paragraph"/>
    <style:style style:name="T320" style:parent-style-name="DefaultParagraphFont" style:family="text">
      <style:text-properties fo:font-style="italic" style:font-style-asian="italic" style:font-style-complex="italic"/>
    </style:style>
    <style:style style:name="T321" style:parent-style-name="DefaultParagraphFont" style:family="text">
      <style:text-properties fo:font-style="italic" style:font-style-asian="italic" style:font-style-complex="italic"/>
    </style:style>
    <style:style style:name="T322" style:parent-style-name="DefaultParagraphFont" style:family="text">
      <style:text-properties fo:font-style="italic" style:font-style-asian="italic" style:font-style-complex="italic"/>
    </style:style>
    <style:style style:name="T323" style:parent-style-name="DefaultParagraphFont" style:family="text">
      <style:text-properties fo:font-style="italic" style:font-style-asian="italic" style:font-style-complex="italic"/>
    </style:style>
    <style:style style:name="T324" style:parent-style-name="DefaultParagraphFont" style:family="text">
      <style:text-properties fo:font-style="italic" style:font-style-asian="italic" style:font-style-complex="italic"/>
    </style:style>
    <style:style style:name="T325" style:parent-style-name="DefaultParagraphFont" style:family="text">
      <style:text-properties fo:font-style="italic" style:font-style-asian="italic" style:font-style-complex="italic"/>
    </style:style>
    <style:style style:name="P326" style:parent-style-name="Standard" style:family="paragraph">
      <style:paragraph-properties fo:margin-left="0.4923in">
        <style:tab-stops/>
      </style:paragraph-properties>
    </style:style>
    <style:style style:name="P327" style:parent-style-name="Standard" style:family="paragraph">
      <style:paragraph-properties fo:margin-left="0.4923in">
        <style:tab-stops/>
      </style:paragraph-properties>
    </style:style>
    <style:style style:name="P328" style:parent-style-name="Standard" style:family="paragraph">
      <style:paragraph-properties fo:margin-left="0.4923in">
        <style:tab-stops/>
      </style:paragraph-properties>
    </style:style>
    <style:style style:name="T329" style:parent-style-name="DefaultParagraphFont" style:family="text">
      <style:text-properties fo:font-weight="bold" style:font-weight-asian="bold" style:font-weight-complex="bold" fo:font-style="italic" style:font-style-asian="italic" style:font-style-complex="italic"/>
    </style:style>
    <style:style style:name="P330" style:parent-style-name="Standard" style:family="paragraph">
      <style:paragraph-properties fo:margin-left="0.4923in">
        <style:tab-stops/>
      </style:paragraph-properties>
    </style:style>
    <style:style style:name="P331" style:parent-style-name="Standard" style:family="paragraph">
      <style:paragraph-properties fo:margin-left="0.4923in">
        <style:tab-stops/>
      </style:paragraph-properties>
    </style:style>
    <style:style style:name="P332" style:parent-style-name="Standard" style:family="paragraph">
      <style:paragraph-properties fo:margin-left="0.4923in">
        <style:tab-stops/>
      </style:paragraph-properties>
    </style:style>
    <style:style style:name="P333" style:parent-style-name="Standard" style:list-style-name="LFO170" style:family="paragraph">
      <style:paragraph-properties fo:margin-left="0.9847in" fo:text-indent="0in">
        <style:tab-stops/>
      </style:paragraph-properties>
    </style:style>
    <style:style style:name="P334" style:parent-style-name="Standard" style:family="paragraph">
      <style:paragraph-properties fo:margin-left="0.4923in">
        <style:tab-stops/>
      </style:paragraph-properties>
    </style:style>
    <style:style style:name="P335" style:parent-style-name="Standard" style:family="paragraph">
      <style:paragraph-properties fo:margin-left="0.4923in">
        <style:tab-stops/>
      </style:paragraph-properties>
    </style:style>
    <style:style style:name="T336" style:parent-style-name="DefaultParagraphFont" style:family="text">
      <style:text-properties fo:font-style="italic" style:font-style-asian="italic" style:font-style-complex="italic"/>
    </style:style>
    <style:style style:name="T337" style:parent-style-name="DefaultParagraphFont" style:family="text">
      <style:text-properties fo:font-style="italic" style:font-style-asian="italic" style:font-style-complex="italic"/>
    </style:style>
    <style:style style:name="T338" style:parent-style-name="DefaultParagraphFont" style:family="text">
      <style:text-properties fo:font-style="italic" style:font-style-asian="italic" style:font-style-complex="italic"/>
    </style:style>
    <style:style style:name="P339" style:parent-style-name="Standard" style:family="paragraph">
      <style:paragraph-properties fo:margin-left="0.49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8.6 <text:s/>23<text:s/>July 2022</text:p>
      <text:list text:style-name="LFO1" text:continue-numbering="true">
        <text:list-item>
          <text:p text:style-name="P2">added instructions telling the user how to install a new version when one is found. There are instructions for pip based installations and pipenv installations<text:line-break/></text:p>
        </text:list-item>
      </text:list>
      <text:p text:style-name="Standard">Version 4.8.4</text:p>
      <text:list text:style-name="LFO2" text:continue-numbering="true">
        <text:list-item>
          <text:p text:style-name="P3">there are no changes. This is a new version just to test the change introduced in 4.8.3 about version detection and handling thereof.<text:line-break/></text:p>
        </text:list-item>
      </text:list>
      <text:p text:style-name="Standard">Version 4.8.3</text:p>
      <text:list text:style-name="LFO3" text:continue-numbering="true">
        <text:list-item>
          <text:p text:style-name="P4">this version removes the offer to update to a newer version when one is found. This has been done primarily to allow an easy transition to a distribution method that does not require the installation of Anaconda3, but it also gives the user more control. When a newer version is available, a message to that effect will be shown but otherwise the user’s workflow is not interrupted by a ‘nag’ about ‘do you want to download the newer version?’.<text:line-break/><text:s/></text:p>
        </text:list-item>
      </text:list>
      <text:p text:style-name="Standard">Version 4.8.2</text:p>
      <text:list text:style-name="LFO4" text:continue-numbering="true">
        <text:list-item>
          <text:p text:style-name="P5">changed the format of the false-positive probability report because very small but non-zero values were showing (confusingly) as probability 0.0000 <text:s/>That no longer can happen.<text:line-break/></text:p>
        </text:list-item>
      </text:list>
      <text:p text:style-name="Standard">Version 4.8.1</text:p>
      <text:list text:style-name="LFO5" text:continue-numbering="true">
        <text:list-item>
          <text:p text:style-name="P6">fixes automatic block integration failure under Win11.<text:line-break/></text:p>
        </text:list-item>
        <text:list-item>
          <text:p text:style-name="P7">makes pyote install for new version update use pipenv if present<text:line-break/></text:p>
        </text:list-item>
      </text:list>
      <text:p text:style-name="Standard">Version 4.8.0</text:p>
      <text:list text:style-name="LFO6" text:continue-numbering="true">
        <text:list-item>
          <text:p text:style-name="P8">adds PyQt5 to list of required packages in support of using pipenv to install PyOTE without the need for an Anconda3 installation.<text:line-break/></text:p>
        </text:list-item>
        <text:list-item>
          <text:p text:style-name="P9">removes the writing of the startup batch file as a different method will be used in conjunction with pipenv.<text:line-break/></text:p>
        </text:list-item>
      </text:list>
      <text:p text:style-name="Standard">Version 4.7.9</text:p>
      <text:list text:style-name="LFO7" text:continue-numbering="true">
        <text:list-item>
          <text:p text:style-name="P10">disables the compiling to C code (which was done to increase execution speed) of routines used for finding an event using min/max size. There is compelling (but 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 not so important – it’s fast enough.<text:line-break/></text:p>
        </text:list-item>
      </text:list>
      <text:p text:style-name="Standard">version 4.6.4</text:p>
      <text:soft-page-break/>
      <text:list text:style-name="LFO8" text:continue-numbering="true">
        <text:list-item>
          <text:p text:style-name="P11">made the 'camera response' checkbox (in the Settings/misc tab) sticky<text:line-break/></text:p>
        </text:list-item>
        <text:list-item>
          <text:p text:style-name="P12">corrected the log messaging about Donly, Ronly, DandR, and min/max directions to the solver consistent<text:s/><text:line-break/></text:p>
        </text:list-item>
      </text:list>
      <text:p text:style-name="Standard">version 4.6.3</text:p>
      <text:list text:style-name="LFO9" text:continue-numbering="true">
        <text:list-item>
          <text:p text:style-name="P13">in detectability: logged new 'drop message' to the detectability.log<text:line-break/></text:p>
        </text:list-item>
      </text:list>
      <text:p text:style-name="Standard">version 4.6.2</text:p>
      <text:list text:style-name="LFO10" text:continue-numbering="true">
        <text:list-item>
          <text:p text:style-name="P14">in detectability: when event duration is or becomes less than the camera exposure time, the observed drop is reduced proportionately<text:line-break/></text:p>
        </text:list-item>
      </text:list>
      <text:p text:style-name="Standard">version 4.6.1</text:p>
      <text:list text:style-name="LFO11" text:continue-numbering="true">
        <text:list-item>
          <text:p text:style-name="P15">in detectability: changed calculation of number of event points from ceiling(dur/rdgTime) to round(dur/rdgTime)<text:line-break/></text:p>
        </text:list-item>
        <text:list-item>
          <text:p text:style-name="P16">in detectability: allow a single point event.<text:line-break/></text:p>
        </text:list-item>
        <text:list-item>
          <text:p text:style-name="P17">In detectability: stop stepping down duration when calculation of number of event points reaches zero<text:line-break/></text:p>
        </text:list-item>
      </text:list>
      <text:p text:style-name="Standard">version 4.6.0</text:p>
      <text:list text:style-name="LFO12" text:continue-numbering="true">
        <text:list-item>
          <text:p text:style-name="P18">clarified the titles on detectability plots<text:line-break/></text:p>
        </text:list-item>
      </text:list>
      <text:p text:style-name="Standard">version 4.5.7</text:p>
      <text:list text:style-name="LFO13" text:continue-numbering="true">
        <text:list-item>
          <text:p text:style-name="P19">suppressed a 'min event limit too high' message when min event is set to lowest possible value of 2<text:line-break/></text:p>
        </text:list-item>
      </text:list>
      <text:p text:style-name="Standard">version 4.5.6</text:p>
      <text:list text:style-name="LFO14" text:continue-numbering="true">
        <text:list-item>
          <text:p text:style-name="P20">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15" text:continue-numbering="true">
        <text:list-item>
          <text:p text:style-name="P21">fixes a bug where, if a full D and R light-curve was split (trimmed) into a D-only and an R-only light-curve, the R-only result did not apply subframe timing adjustments<text:s/><text:line-break/></text:p>
        </text:list-item>
      </text:list>
      <text:p text:style-name="Standard">version 4.5.4</text:p>
      <text:list text:style-name="LFO16" text:continue-numbering="true">
        <text:list-item>
          <text:p text:style-name="P22">cleans up the the first bin of the False-Positive histogram<text:s/><text:line-break/></text:p>
        </text:list-item>
      </text:list>
      <text:p text:style-name="Standard">version 4.5.3</text:p>
      <text:list text:style-name="LFO17" text:continue-numbering="true">
        <text:list-item>
          <text:p text:style-name="P23">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18" text:continue-numbering="true">
        <text:list-item>
          <text:p text:style-name="P24">fixes a bug where transition points (only present in high SNR light-curves) were not properly ignored during calculation of event noise. This manifested itself most clearly in<text:s/><text:soft-page-break/>too large error bars for magDrop<text:line-break/></text:p>
        </text:list-item>
      </text:list>
      <text:p text:style-name="Standard">version 4.5.0</text:p>
      <text:list text:style-name="LFO19" text:continue-numbering="true">
        <text:list-item>
          <text:p text:style-name="P25">fixes a bug introduced with the NE3 code changes that inhibited sub-frame timing adjustments.<text:line-break/></text:p>
        </text:list-item>
      </text:list>
      <text:p text:style-name="Standard">version 4.4.9</text:p>
      <text:list text:style-name="LFO20" text:continue-numbering="true">
        <text:list-item>
          <text:p text:style-name="P26">fixed yet another manisfestation of the bug introduced in version 4.2.1</text:p>
        </text:list-item>
      </text:list>
      <text:p text:style-name="Standard">version 4.4.8</text:p>
      <text:list text:style-name="LFO21" text:continue-numbering="true">
        <text:list-item>
          <text:p text:style-name="P27">fixed another manifestation of the bug introduced in version 4.2.1<text:line-break/></text:p>
        </text:list-item>
      </text:list>
      <text:p text:style-name="Standard">version 4.4.7</text:p>
      <text:list text:style-name="LFO22" text:continue-numbering="true">
        <text:list-item>
          <text:p text:style-name="P28">fixes a bug introduced in version 4.2.1 (February 8, 2022) that caused D values to be calculated as occurring 1 reading early<text:line-break/></text:p>
        </text:list-item>
      </text:list>
      <text:p text:style-name="Standard">version 4.4.5</text:p>
      <text:list text:style-name="LFO23" text:continue-numbering="true">
        <text:list-item>
          <text:p text:style-name="P29">added a checkbox to enable selection of whether or not the camera response curve is shown on the lightcurve plot<text:line-break/></text:p>
        </text:list-item>
      </text:list>
      <text:p text:style-name="Standard">version 4.4.4</text:p>
      <text:list text:style-name="LFO24" text:continue-numbering="true">
        <text:list-item>
          <text:p text:style-name="P30">detectability and normalization activities are written to dedicated log files:<text:line-break/><text:s text:c="4"/>*.detectability.PYOTE.log<text:line-break/><text:s text:c="4"/>*.normalization.PYOTE.log<text:line-break/></text:p>
        </text:list-item>
      </text:list>
      <text:p text:style-name="Standard">version 4.3.8</text:p>
      <text:list text:style-name="LFO25" text:continue-numbering="true">
        <text:list-item>
          <text:p text:style-name="P31">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text:style-name="LFO26" text:continue-numbering="true">
        <text:list-item>
          <text:p text:style-name="P32">removed the Pearson R metric – it was confusing and ineffective compared to the simple standard deviation metric<text:line-break/></text:p>
        </text:list-item>
        <text:list-item>
          <text:p text:style-name="P33">made it possible to select the points of the normalized target lightcurve to be included in the std metric<text:line-break/></text:p>
        </text:list-item>
      </text:list>
      <text:p text:style-name="Standard">version 4.3.6</text:p>
      <text:list text:style-name="LFO27" text:continue-numbering="true">
        <text:list-item>
          <text:p text:style-name="P34">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35">maximized</text:span><text:s/>(using the X offset spinbox of the<text:s/><text:soft-page-break/>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text:s/><text:span text:style-name="T36">minimize</text:span><text:s/>this number.<text:line-break/></text:p>
        </text:list-item>
      </text:list>
      <text:p text:style-name="Standard">version 4.3.5</text:p>
      <text:list text:style-name="LFO28" text:continue-numbering="true">
        <text:list-item>
          <text:p text:style-name="P37">made the 'step-by' buttons radio buttons so that it is clear what the current step size is.<text:line-break/></text:p>
        </text:list-item>
        <text:list-item>
          <text:p text:style-name="P38">removed the automatic switch to the Lightcurve panel<text:line-break/></text:p>
        </text:list-item>
      </text:list>
      <text:p text:style-name="Standard">version 4.3.3</text:p>
      <text:list text:style-name="LFO29" text:continue-numbering="true">
        <text:list-item>
          <text:p text:style-name="P39">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30" text:continue-numbering="true">
        <text:list-item>
          <text:p text:style-name="P40">adds step size selection for the Y offset spinboxes<text:line-break/></text:p>
        </text:list-item>
        <text:list-item>
          <text:p text:style-name="P41">activates the 'show' checkbox on reference curves so that the reference curve display can be turned off – but it will still be active behind the scenes, just not visible.<text:line-break/></text:p>
        </text:list-item>
      </text:list>
      <text:p text:style-name="Standard">version 4.3.1</text:p>
      <text:list text:style-name="LFO31" text:continue-numbering="true">
        <text:list-item>
          <text:p text:style-name="P42">fixes an error message that occurs during the initial installation of a version that has a change to the number of tabs in the GUI<text:line-break/></text:p>
        </text:list-item>
      </text:list>
      <text:p text:style-name="Standard">version 4.3.0</text:p>
      <text:list text:style-name="LFO32" text:continue-numbering="true">
        <text:list-item>
          <text:p text:style-name="P43">minor cosmetic cleanup to deal with Windows GUI differences (I hope it works – this is always a frustrating and mysterious area)<text:line-break/></text:p>
        </text:list-item>
      </text:list>
      <text:p text:style-name="Standard">version 4.2.9</text:p>
      <text:list text:style-name="LFO33" text:continue-numbering="true">
        <text:list-item>
          <text:p text:style-name="P44">adds the lightcurve used to the report generated during the detectability analysis<text:line-break/></text:p>
        </text:list-item>
        <text:list-item>
          <text:p text:style-name="P45">automatically clears the effect of previous normailzation when the reference lightcurve is changed (or deselected)<text:line-break/></text:p>
        </text:list-item>
      </text:list>
      <text:p text:style-name="Standard">version 4.2.8</text:p>
      <text:list text:style-name="LFO34" text:continue-numbering="true">
        <text:list-item>
          <text:p text:style-name="P46">fixes 'trim problem'<text:line-break/></text:p>
        </text:list-item>
        <text:list-item>
          <text:p text:style-name="P47">adds 'step by' buttons that change the smoothing interval spinbox step size.<text:line-break/></text:p>
        </text:list-item>
      </text:list>
      <text:p text:style-name="Standard">version 4.2.6</text:p>
      <text:list text:style-name="LFO35" text:continue-numbering="true">
        <text:list-item>
          <text:p text:style-name="P48">tidies up the lightcurve panel a bit and changes color samples for target and reference<text:s/><text:soft-page-break/>curves.<text:line-break/></text:p>
        </text:list-item>
      </text:list>
      <text:p text:style-name="Standard">version 4.2.5</text:p>
      <text:list text:style-name="LFO36" text:continue-numbering="true">
        <text:list-item>
          <text:p text:style-name="P49">completes implementation of the time shift (left/right shift) of the reference curve for normalization.<text:line-break/></text:p>
        </text:list-item>
        <text:list-item>
          <text:p text:style-name="P50">adds dot color samples next to the lightcurve titles.<text:line-break/></text:p>
        </text:list-item>
      </text:list>
      <text:p text:style-name="Standard">version 4.2.4</text:p>
      <text:list text:style-name="LFO37" text:continue-numbering="true">
        <text:list-item>
          <text:p text:style-name="P51">makes tab/panel order sticky<text:line-break/></text:p>
        </text:list-item>
        <text:list-item>
          <text:p text:style-name="P52">analysis tab always opens first, but automatic switch to Lightcurves tab occurs upon file read.<text:line-break/></text:p>
        </text:list-item>
        <text:list-item>
          <text:p text:style-name="P53">'target' lightcurve cannot no longer be moved up or down. If there is an overlapping lightcurve, move the non-target lightcurve to clear the overlap.<text:line-break/></text:p>
        </text:list-item>
      </text:list>
      <text:p text:style-name="Standard">version 4.2.3</text:p>
      <text:list text:style-name="LFO38" text:continue-numbering="true">
        <text:list-item>
          <text:p text:style-name="P54">fixes block integration that was broken by the new lightcurve selection code.<text:line-break/></text:p>
        </text:list-item>
        <text:list-item>
          <text:p text:style-name="P55">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text:style-name="LFO39" text:continue-numbering="true">
        <text:list-item>
          <text:p text:style-name="P56">adds logging/reporting of the curve (if any) used for normalization and the smoothing interval used.<text:line-break/></text:p>
        </text:list-item>
      </text:list>
      <text:p text:style-name="Standard">version 4.2.2</text:p>
      <text:list text:style-name="LFO40" text:continue-numbering="true">
        <text:list-item>
          <text:p text:style-name="P57">adds a new tab/panel for controlling the display of lightcurves. From the 'help button' on that tab:</text:p>
        </text:list-item>
      </text:list>
      <text:p text:style-name="Standard"/>
      <text:p text:style-name="Textbody"><office:annotation office:name="0" xml:id="645897429"><dc:date>2022-03-05T06:56:00</dc:date><text:p text:style-name="Normal">&lt;!--StartFragment--&gt;</text:p></office:annotation><office:annotation-end office:name="0"/>This panel allows up to 10 lightcurves to be displayed at the same time. If the csv file has more than 10 lightcurves, the first 10 are displayed.</text:p>
      <text:p text:style-name="P58">The<text:span text:style-name="T59"><text:s/></text:span><text:span text:style-name="T60">targe</text:span>t lightcurve is always drawn with bright blue dots.</text:p>
      <text:p text:style-name="P61">If a lightcurve is selected as a<text:s/><text:span text:style-name="T62">reference</text:span><text:s/>to be used for normalization, it is always drawn with bright green dots.</text:p>
      <text:p text:style-name="P63">Unless a lightcurve is designated as a<text:s/><text:span text:style-name="T64">target</text:span><text:s/>(curve to be analyzed for an event) or is designated as a<text:s/><text:span text:style-name="T65">reference</text:span><text:s/>lightcurve, its dot color depends on the row it is in - every row has a unique color other than blue or green.</text:p>
      <text:p text:style-name="P66">Lightcurves can be displaced up or down using the<text:span text:style-name="T67"><text:s/></text:span><text:span text:style-name="T68">Y offset</text:span><text:s/>spinner to control the displacement. This affects the display position only; the underlying values are not affected. This facility was added to allow the separation of lightcurves that would otherwise overlap in a confusing manner.</text:p>
      <text:p text:style-name="P69">There can only be one lightcurve selected as<text:s/><text:span text:style-name="T70">target</text:span>.</text:p>
      <text:soft-page-break/>
      <text:p text:style-name="P71">There can be either 0 or 1 lightcurve selected as a<text:s/><text:span text:style-name="T72">reference</text:span><text:s/>for normalization.</text:p>
      <text:p text:style-name="P73">Normalization is applied whenever the<text:span text:style-name="T74"><text:s/></text:span><text:span text:style-name="T75">normalization reference curve smoothing interval</text:span><text:s/>spinbox is changed from 0. Whenever this number is changed, a new normalization will result. If this number is returned to zero, all normalization is removed and the original values restored.</text:p>
      <text:p text:style-name="P76">The<text:s/><text:span text:style-name="T77">X offset</text:span><text:s/>spinbox is not yet implemented. Its (future) purpose is to allow the<text:s/><text:span text:style-name="T78">reference</text:span><text:s/>curve used for normalization to be 'time shifted' for those cases where a drifting cloud affects lightcurves at slightly different times.<office:annotation office:name="1" xml:id="645897430"><dc:date>2022-03-05T06:56:00</dc:date><text:p text:style-name="Normal">&lt;!--EndFragment--&gt;</text:p></office:annotation><office:annotation-end office:name="1"/></text:p>
      <text:list text:style-name="LFO40" text:continue-numbering="true">
        <text:list-item>
          <text:p text:style-name="P79">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80">added (back again) a spinbox on the Setting/Misc. Tab that allows the dot size used in lightcurve plots to be changed.<text:line-break/></text:p>
        </text:list-item>
      </text:list>
      <text:p text:style-name="Standard">version 4.2.1</text:p>
      <text:list text:style-name="LFO41" text:continue-numbering="true">
        <text:list-item>
          <text:p text:style-name="P81">fixed final report showing NE3 stuff even when NE3 not in use was checked.<text:line-break/></text:p>
        </text:list-item>
      </text:list>
      <text:p text:style-name="Standard">version 4.2.0</text:p>
      <text:list text:style-name="LFO42" text:continue-numbering="true">
        <text:list-item>
          <text:p text:style-name="P82">improves annotation on<text:s/><text:span text:style-name="T83">Detectability</text:span><text:s/>plots by including the magDrop information.<text:line-break/></text:p>
        </text:list-item>
        <text:list-item>
          <text:p text:style-name="P84">eliminates the display of negative drops in the False-Positive histogram<text:line-break/></text:p>
        </text:list-item>
      </text:list>
      <text:p text:style-name="Standard">version 4.1.9</text:p>
      <text:list text:style-name="LFO43" text:continue-numbering="true">
        <text:list-item>
          <text:p text:style-name="P85">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text:style-name="LFO44" text:continue-numbering="true">
        <text:list-item>
          <text:p text:style-name="P86">adds option to write sample light-curve from detectability analysis to a csv file that be imported to PyOTE.<text:line-break/></text:p>
        </text:list-item>
      </text:list>
      <text:p text:style-name="Standard">version 4.1.7</text:p>
      <text:list text:style-name="LFO45" text:continue-numbering="true">
        <text:list-item>
          <text:p text:style-name="P87">adds the requirement to specify an observation duration when doing a detectability test<text:line-break/></text:p>
        </text:list-item>
        <text:list-item>
          <text:p text:style-name="P88">during a detectability test, if a detectable event was found, a sample light-curve showing such an event is plotted, otherwise the normal False-Positive plot will be shown.<text:line-break/></text:p>
        </text:list-item>
      </text:list>
      <text:p text:style-name="Standard">version 4.1.6</text:p>
      <text:list text:style-name="LFO46" text:continue-numbering="true">
        <text:list-item>
          <text:p text:style-name="P89">reenables Cholesky failure messages (disabled for testing)<text:line-break/></text:p>
        </text:list-item>
        <text:list-item>
          <text:p text:style-name="P90">Adds test to detectability routine so that the user cannot give an event duration that requires more points than are available in the observation.<text:line-break/></text:p>
        </text:list-item>
      </text:list>
      <text:p text:style-name="Standard">version 4.1.5</text:p>
      <text:soft-page-break/>
      <text:list text:style-name="LFO47" text:continue-numbering="true">
        <text:list-item>
          <text:p text:style-name="P91">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text:style-name="LFO48" text:continue-numbering="true">
        <text:list-item>
          <text:p text:style-name="P92">This version adds tools needed to make best use of the Night Eagle 3 camera, the successor to the Night Eagle Astro camera (which is no longer in production). They are all grouped on a new tab page titled<text:s/><text:span text:style-name="T93">Night Eagle 3</text:span>.<text:line-break/></text:p>
        </text:list-item>
      </text:list>
      <text:list text:style-name="LFO49" text:continue-numbering="true">
        <text:list-item>
          <text:p text:style-name="P94"><office:annotation office:name="2" xml:id="645897431"><dc:date>2022-01-22T08:44:00</dc:date><text:p text:style-name="Normal">&lt;!--StartFragment--&gt;</text:p></office:annotation><office:annotation-end office:name="2"/>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95">For the Night Eagle 3, times extracted by PyOTE require only a VTI correction (if you use an IOTA VTI, there is no correction at all needed).</text:p>
        </text:list-item>
        <text:list-item>
          <text:p text:style-name="P96">Note: if the recording was<text:s/><text:span text:style-name="T97">not</text:span><text:s/>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98">The Night Eagle 3 has a very effective noise reduction system called DNR (Dynamic Noise Reduction). There are 4 levels of noise reduction and you will need to indicate on this tab page what DNR setting your recording was made with.</text:p>
        </text:list-item>
        <text:list-item>
          <text:p text:style-name="P99">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00">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0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02">You will probably want to use the most aggressive noise reduction in most cases, but make sure that your expected event duration is long enough that the D transition<text:s/><text:soft-page-break/>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103"><text:span text:style-name="T104">I suggest the following rules-of-thumb: can use DNR:HIGH for events 2 seconds and longer; can use DNR:MIDDLE for events 1 second and longer; can use DNR:LOW for events 0.5 seconds and longer.</text:span><text:span text:style-name="T105"><office:annotation office:name="3" xml:id="645897432"><dc:date>2022-01-22T08:44:00</dc:date><text:p text:style-name="Normal">&lt;!--EndFragment--&gt;</text:p></office:annotation><office:annotation-end office:name="3"/></text:span></text:p>
        </text:list-item>
      </text:list>
      <text:p text:style-name="Standard"/>
      <text:p text:style-name="Standard">version 4.1.2</text:p>
      <text:list text:style-name="LFO50" text:continue-numbering="true">
        <text:list-item>
          <text:p text:style-name="P106">fixes bug when D only search has been selected<text:line-break/></text:p>
        </text:list-item>
      </text:list>
      <text:p text:style-name="Standard">version 4.1.1</text:p>
      <text:list text:style-name="LFO51" text:continue-numbering="true">
        <text:list-item>
          <text:p text:style-name="P107">fixes bug where signal columns beyond four were being read <text:s/>as duplicates of column 5.<text:line-break/></text:p>
        </text:list-item>
      </text:list>
      <text:p text:style-name="Standard">version 4.1.0</text:p>
      <text:list text:style-name="LFO52" text:continue-numbering="true">
        <text:list-item>
          <text:p text:style-name="P108">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53" text:continue-numbering="true">
        <text:list-item>
          <text:p text:style-name="P109">fixes issue where PyOTE could not read files that it had written.<text:line-break/></text:p>
        </text:list-item>
      </text:list>
      <text:p text:style-name="Standard">version 4.0.8</text:p>
      <text:list text:style-name="LFO54" text:continue-numbering="true">
        <text:list-item>
          <text:p text:style-name="P110">fixes bug (introduced by a misspelling in version 4.0.7) that kept csv files with more than four apertures from runnig.<text:line-break/></text:p>
        </text:list-item>
      </text:list>
      <text:p text:style-name="Standard">version 4.0.7</text:p>
      <text:list text:style-name="LFO55" text:continue-numbering="true">
        <text:list-item>
          <text:p text:style-name="P111">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text:style-name="LFO56" text:continue-numbering="true">
        <text:list-item>
          <text:p text:style-name="P112">minor GUI changes<text:line-break/></text:p>
        </text:list-item>
      </text:list>
      <text:p text:style-name="Standard">version 4.0.5</text:p>
      <text:list text:style-name="LFO57" text:continue-numbering="true">
        <text:list-item>
          <text:p text:style-name="P113">if you click outside the light-curve, the closest point will be toggled (so you don't have<text:s/><text:soft-page-break/>to zoom in to select the leftmost or rightmost point in a light-curve.<text:line-break/></text:p>
        </text:list-item>
        <text:list-item>
          <text:p text:style-name="P114">When baseline statistics are calculated, they are reported as<text:s/><text:span text:style-name="T115">baseline mean</text:span><text:s/>and<text:s/><text:span text:style-name="T116">baseline snr</text:span><text:s/>(instead of just snr, which is the term we use when a drop is present).<text:line-break/></text:p>
        </text:list-item>
      </text:list>
      <text:p text:style-name="Standard">version 4.0.4</text:p>
      <text:list text:style-name="LFO58" text:continue-numbering="true">
        <text:list-item>
          <text:p text:style-name="P117">a few GUI changes<text:line-break/></text:p>
        </text:list-item>
        <text:list-item>
          <text:p text:style-name="P118">removed the Use as secondary check box. Now if secondary curve is selected (spinner is non-zero), it will be used automatically.<text:line-break/></text:p>
        </text:list-item>
      </text:list>
      <text:p text:style-name="Standard">version 4.0.3</text:p>
      <text:list text:style-name="LFO59" text:continue-numbering="true">
        <text:list-item>
          <text:p text:style-name="P119">implements a major GUI change: uses tabbed folders to group buttons and other controls.<text:s/><text:line-break/></text:p>
        </text:list-item>
        <text:list-item>
          <text:p text:style-name="P120">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21">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text:style-name="LFO60" text:continue-numbering="true">
        <text:list-item>
          <text:p text:style-name="P122">removed a debug print statement that was inadvertently left in. It is responsible for the “mouse event” messages polluting the log file.<text:line-break/></text:p>
        </text:list-item>
      </text:list>
      <text:p text:style-name="Standard">version 4.0.1</text:p>
      <text:list text:style-name="LFO61" text:continue-numbering="true">
        <text:list-item>
          <text:p text:style-name="P123">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62" text:continue-numbering="true">
        <text:list-item>
          <text:p text:style-name="P124">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63" text:continue-numbering="true">
        <text:list-item>
          <text:p text:style-name="P125">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text:style-name="LFO64" text:continue-numbering="true">
        <text:list-item>
          <text:p text:style-name="P126">one more attempt to solve the gui sizing issue.<text:line-break/></text:p>
        </text:list-item>
        <text:list-item>
          <text:p text:style-name="P127">'sticky' settings are back but are now stored in<text:s/><text:span text:style-name="T128">pyote.ini</text:span><text:s/>instead of the<text:line-break/><text:s/>obscure<text:s/><text:span text:style-name="T129">simple-ote.ini</text:span><text:span text:style-name="T130"><text:line-break/></text:span></text:p>
        </text:list-item>
      </text:list>
      <text:p text:style-name="Standard">version 3.9.7</text:p>
      <text:list text:style-name="LFO65" text:continue-numbering="true">
        <text:list-item>
          <text:p text:style-name="P131">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text:style-name="LFO66" text:continue-numbering="true">
        <text:list-item>
          <text:p text:style-name="P132">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text:style-name="LFO67" text:continue-numbering="true">
        <text:list-item>
          <text:p text:style-name="P133">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text:style-name="LFO68" text:continue-numbering="true">
        <text:list-item>
          <text:p text:style-name="P134">attempts to fix over-size initial gui.<text:line-break/></text:p>
        </text:list-item>
      </text:list>
      <text:p text:style-name="Standard">version 3.9.3</text:p>
      <text:soft-page-break/>
      <text:list text:style-name="LFO69" text:continue-numbering="true">
        <text:list-item>
          <text:p text:style-name="P135">makes various improvements to the 'detectability' calculator to make it easier to use.<text:line-break/></text:p>
        </text:list-item>
      </text:list>
      <text:p text:style-name="Standard">version 3.9.2</text:p>
      <text:list text:style-name="LFO70" text:continue-numbering="true">
        <text:list-item>
          <text:p text:style-name="P136">adds a 'detectability' calculator for use in pre-planning event observation.<text:line-break/></text:p>
        </text:list-item>
        <text:list-item>
          <text:p text:style-name="P137">'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text:style-name="LFO71" text:continue-numbering="true">
        <text:list-item>
          <text:p text:style-name="P138">adds an snr calculation to the<text:s/><text:span text:style-name="T139">Calc baseline stats</text:span><text:s/>button.<text:line-break/></text:p>
        </text:list-item>
      </text:list>
      <text:p text:style-name="Standard">version 3.9.0</text:p>
      <text:list text:style-name="LFO72" text:continue-numbering="true">
        <text:list-item>
          <text:p text:style-name="P140">restored the right-click help to the<text:s/><text:span text:style-name="T141">Mark baseline region</text:span><text:s/>|<text:s/><text:span text:style-name="T142">Clear baseline region</text:span><text:s/>|<text:s/><text:span text:style-name="T143">Calc baseline mean/sigma/corr coeffs</text:span><text:s/>buttons that got lost during the scrollable gui experiment.<text:line-break/></text:p>
        </text:list-item>
      </text:list>
      <text:p text:style-name="Standard">version 3.8.9</text:p>
      <text:list text:style-name="LFO73" text:continue-numbering="true">
        <text:list-item>
          <text:p text:style-name="P144">Changed the label on the<text:s/><text:span text:style-name="T145">Write csv file</text:span><text:s/>button to<text:s/><text:span text:style-name="T146">Save current light-curve</text:span><text:s/>to more intuitively suggest what is hiding behind this button.<text:line-break/></text:p>
        </text:list-item>
      </text:list>
      <text:p text:style-name="Standard">version 3.8.8</text:p>
      <text:list text:style-name="LFO74" text:continue-numbering="true">
        <text:list-item>
          <text:p text:style-name="P147">fixed a bug that sometimes kept events that contained a single point at the bottom from producing a report.<text:line-break/></text:p>
        </text:list-item>
      </text:list>
      <text:p text:style-name="Standard">version 3.8.7</text:p>
      <text:list text:style-name="LFO75" text:continue-numbering="true">
        <text:list-item>
          <text:p text:style-name="P148">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text:style-name="LFO76" text:continue-numbering="true">
        <text:list-item>
          <text:p text:style-name="P149">checks for only a single light-curve in the csv file which was causing a 'list index out of range' error message<text:line-break/></text:p>
        </text:list-item>
      </text:list>
      <text:p text:style-name="Standard">version 3.8.5</text:p>
      <text:list text:style-name="LFO77" text:continue-numbering="true">
        <text:list-item>
          <text:p text:style-name="P150">changed the way QGridLayout was referenced.<text:line-break/></text:p>
        </text:list-item>
      </text:list>
      <text:p text:style-name="Standard">version 3.8.4</text:p>
      <text:list text:style-name="LFO78" text:continue-numbering="true">
        <text:list-item>
          <text:p text:style-name="P151">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soft-page-break/>
      <text:list text:style-name="LFO79" text:continue-numbering="true">
        <text:list-item>
          <text:p text:style-name="P152">adds display of light-curve name (if available in the csv file) to the curve-to-be-analyzed and the normalization curve next to their selection spinners.<text:line-break/></text:p>
        </text:list-item>
      </text:list>
      <text:p text:style-name="Standard">version 3.8.2</text:p>
      <text:list text:style-name="LFO80" text:continue-numbering="true">
        <text:list-item>
          <text:p text:style-name="P153">3.7.5 introduced a scrollable GUI for small screens. Unfortunately, that caused resizing problem for all users. The version reverts back to the original GUI design.<text:line-break/></text:p>
        </text:list-item>
        <text:list-item>
          <text:p text:style-name="P154">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text:style-name="LFO81" text:continue-numbering="true">
        <text:list-item>
          <text:p text:style-name="P155">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text:style-name="LFO82" text:continue-numbering="true">
        <text:list-item>
          <text:p text:style-name="P156">adds a tutorial button to supply a quick-start for new or infrequent users.<text:line-break/></text:p>
        </text:list-item>
      </text:list>
      <text:p text:style-name="Standard">version 3.7.9</text:p>
      <text:list text:style-name="LFO83" text:continue-numbering="true">
        <text:list-item>
          <text:p text:style-name="P157">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text:s/><text:span text:style-name="T158">Mark baseline region</text:span><text:s/>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text:style-name="LFO84" text:continue-numbering="true">
        <text:list-item>
          <text:p text:style-name="P159">added visible left, top, and bottom axes to main plot (with ticks to make easier to associate timestamp with point).<text:line-break/></text:p>
        </text:list-item>
      </text:list>
      <text:p text:style-name="Standard">version 3.7.7</text:p>
      <text:list text:style-name="LFO85" text:continue-numbering="true">
        <text:list-item>
          <text:p text:style-name="P160">if timestamps are available in the csv file, they are used as x axis labels in the main plot.<text:line-break/></text:p>
        </text:list-item>
      </text:list>
      <text:p text:style-name="Standard">version 3.7.6</text:p>
      <text:list text:style-name="LFO86" text:continue-numbering="true">
        <text:list-item>
          <text:p text:style-name="P161">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87" text:continue-numbering="true">
        <text:list-item>
          <text:p text:style-name="P162">changes the routine that looks for the latest version of PyOTE to one provided by Kia Getrost. His version contacts the PyPI repository via a json query and is the officially supported way to get version info. My version was based on a 'hack' that depended on<text:s/><text:soft-page-break/>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text:p>
        </text:list-item>
        <text:list-item>
          <text:p text:style-name="P163">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88" text:continue-numbering="true">
        <text:list-item>
          <text:p text:style-name="P164">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text:style-name="LFO89" text:continue-numbering="true">
        <text:list-item>
          <text:p text:style-name="P165">adds code line needed by any Mac users that are running Big Sur<text:line-break/></text:p>
        </text:list-item>
      </text:list>
      <text:p text:style-name="Standard">version 3.7.2</text:p>
      <text:list text:style-name="LFO90" text:continue-numbering="true">
        <text:list-item>
          <text:p text:style-name="P166">fixes bug that caused all analysis attempts to 'stall'</text:p>
        </text:list-item>
      </text:list>
      <text:p text:style-name="Standard"/>
      <text:p text:style-name="Standard">version 3.7.1</text:p>
      <text:list text:style-name="LFO91" text:continue-numbering="true">
        <text:list-item>
          <text:p text:style-name="P167">fixed a bug in the r limb angle entry<text:line-break/></text:p>
        </text:list-item>
      </text:list>
      <text:p text:style-name="Standard">version 3.7.0</text:p>
      <text:list text:style-name="LFO92" text:continue-numbering="true">
        <text:list-item>
          <text:p text:style-name="P168">adds right-click help to ast speed label giving the equation to use if asteroid speed is not available but asteroid diameter and maximum duration are specified<text:line-break/></text:p>
        </text:list-item>
        <text:list-item>
          <text:p text:style-name="P169">adds suggestion to right-click help on penumbral fit checkbox for how to find the penumbral curve csv file that is provided for practice purposes.<text:line-break/></text:p>
        </text:list-item>
      </text:list>
      <text:p text:style-name="Standard">version 3.6.8</text:p>
      <text:list text:style-name="LFO93" text:continue-numbering="true">
        <text:list-item>
          <text:p text:style-name="P170">adds modeling of off centerline observations to lightcurve calibration curve generation<text:line-break/></text:p>
        </text:list-item>
      </text:list>
      <text:p text:style-name="Standard">version 3.6.7</text:p>
      <text:list text:style-name="LFO94" text:continue-numbering="true">
        <text:list-item>
          <text:p text:style-name="P171">clarified the location of the Enable Manual Timestamp Entry checkbox in the pop-up message appears when there are no timestamps in the csv file.<text:line-break/></text:p>
        </text:list-item>
      </text:list>
      <text:p text:style-name="Standard">version 3.6.6</text:p>
      <text:list text:style-name="LFO95" text:continue-numbering="true">
        <text:list-item>
          <text:p text:style-name="P172">modified the lightcurve demo to show more clearly the camera exposure function and the star intensity function that are convolved with the diffraction lightcurve to produce the lightcurve as seen by the camera.<text:line-break/><text:soft-pag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text:style-name="LFO96" text:continue-numbering="true">
        <text:list-item>
          <text:p text:style-name="P173">added advisory message when False Positive probability plot appears in hopes of stemming in-discriminant use of this number as a 'decider' between a 'miss' and a 'positive' for an observation.<text:line-break/></text:p>
        </text:list-item>
      </text:list>
      <text:p text:style-name="Standard">version 3.6.4</text:p>
      <text:list text:style-name="LFO97" text:continue-numbering="true">
        <text:list-item>
          <text:p text:style-name="P174">version 3.6.2 would open .xlsx Report file on Mac, but not Windows. This version attempts to fix that (Windows needs a different command to open a file).<text:line-break/></text:p>
        </text:list-item>
      </text:list>
      <text:p text:style-name="Standard">version 3.6.2</text:p>
      <text:list text:style-name="LFO98" text:continue-numbering="true">
        <text:list-item>
          <text:p text:style-name="P175">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text:style-name="LFO99" text:continue-numbering="true">
        <text:list-item>
          <text:p text:style-name="P176">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77">… fill Excel report<text:s/></text:span>button<text:line-break/></text:p>
        </text:list-item>
      </text:list>
      <text:p text:style-name="Standard">version 3.6.0</text:p>
      <text:list text:style-name="LFO100" text:continue-numbering="true">
        <text:list-item>
          <text:p text:style-name="P178"><draw:frame draw:z-index="2"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139in" svg:height="0.35in" draw:z-index="3" draw:id="id0" draw:style-name="a1" draw:name="Shape1"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79">...</text:span><text:line-break/><text:line-break/><text:span text:style-name="T180">…</text:span><text:s/><text:span text:style-name="T181">MUST BE CONVERTED to .xlsx for use by PyOTE!</text:span><text:span text:style-name="T182"><text:line-break/></text:span></text:p>
        </text:list-item>
      </text:list>
      <text:p text:style-name="Standard"><text:span text:style-name="T183">… For Windows users, Excel will read an .xls file and save it as .xlsx</text:span><text:span text:style-name="T184"><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8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p text:style-name="Standard"/>
      <text:p text:style-name="Standard">version 3.5.9</text:p>
      <text:list text:style-name="LFO101" text:continue-numbering="true">
        <text:list-item>
          <text:p text:style-name="P186">fixed another bug in penumbral curve fit and removed diagnostic printouts.<text:line-break/></text:p>
        </text:list-item>
      </text:list>
      <text:p text:style-name="Standard">version 3.5.8</text:p>
      <text:list text:style-name="LFO102" text:continue-numbering="true">
        <text:list-item>
          <text:p text:style-name="P187">fixed a number of bugs in the penumbral curve fit code<text:line-break/></text:p>
        </text:list-item>
      </text:list>
      <text:p text:style-name="Standard">version 3.5.7</text:p>
      <text:list text:style-name="LFO103" text:continue-numbering="true">
        <text:list-item>
          <text:p text:style-name="P188">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text:style-name="LFO104" text:continue-numbering="true">
        <text:list-item>
          <text:p text:style-name="P189">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text:style-name="LFO105" text:continue-numbering="true">
        <text:list-item>
          <text:p text:style-name="P190">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106" text:continue-numbering="true">
        <text:list-item>
          <text:p text:style-name="P191">made the 'get newest version' code identical to that in PyMovie in hopes that that will resolve the issue that some people experience with pip (or python) installing downloaded pyote in a directory where it subsequently cannot be<text:s/><text:soft-page-break/>discovered. The change is minute, so I'm not optimistic, but it's worth a shot.<text:line-break/></text:p>
        </text:list-item>
      </text:list>
      <text:p text:style-name="Standard">version 3.5.3</text:p>
      <text:list text:style-name="LFO107" text:continue-numbering="true">
        <text:list-item>
          <text:p text:style-name="P192">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text:style-name="LFO108" text:continue-numbering="true">
        <text:list-item>
          <text:p text:style-name="P193">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09" text:continue-numbering="true">
        <text:list-item>
          <text:p text:style-name="P194">Added additional references to the North American Excel Spreadsheet report in the new section of the final report that bangs on about the start-of-exposure timing convention.<text:line-break/></text:p>
        </text:list-item>
      </text:list>
      <text:p text:style-name="Standard">version 3.5.0</text:p>
      <text:list text:style-name="LFO110" text:continue-numbering="true">
        <text:list-item>
          <text:p text:style-name="P195">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96">NEW: when 'trims' have been placed, a 'write csv' process will honor those values and produce a 'trimmed' output file.<text:line-break/></text:p>
        </text:list-item>
        <text:list-item>
          <text:p text:style-name="P197">NEW: when a light curve has been 'normalized', the changed values are written to the data table where, once again, a 'write csv' process will capture the results.<text:line-break/></text:p>
        </text:list-item>
        <text:list-item>
          <text:p text:style-name="P198">Added additional reminders that the start-of-exposure timestamp/timing convention is employed.</text:p>
        </text:list-item>
      </text:list>
      <text:p text:style-name="Standard"/>
      <text:p text:style-name="Standard">version 3.4.9</text:p>
      <text:list text:style-name="LFO111" text:continue-numbering="true">
        <text:list-item>
          <text:p text:style-name="P199">Added some explanatory language to the “Excel report” section regarding the proper interpretation of the 'false positive probability' number.<text:line-break/></text:p>
        </text:list-item>
      </text:list>
      <text:soft-page-break/>
      <text:p text:style-name="Standard">version 3.4.8</text:p>
      <text:list text:style-name="LFO112" text:continue-numbering="true">
        <text:list-item>
          <text:p text:style-name="P200">This version deals more realistically with high magDrop lightcurves by defining a 'limiting magDrop' as:<text:s/><text:line-break/><text:line-break/><text:tab/>limMagDrop = 2.5 * log10( B / std(A) )<text:s/><text:line-break/><text:line-break/><text:tab/>std(A) is the noise level of A.</text:p>
        </text:list-item>
      </text:list>
      <text:p text:style-name="Standard"><text:s text:c="10"/>B = average baseline intensity<text:lin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p text:style-name="Standard"/>
      <text:p text:style-name="Standard">version 3.4.7</text:p>
      <text:list text:style-name="LFO113" text:continue-numbering="true">
        <text:list-item>
          <text:p text:style-name="P201">Automatically loads the correct version of Adv2<text:line-break/></text:p>
        </text:list-item>
      </text:list>
      <text:p text:style-name="Standard">version 3.4.6</text:p>
      <text:list text:style-name="LFO114" text:continue-numbering="true">
        <text:list-item>
          <text:p text:style-name="P202">Adds AAV Version 2 file as a type that can be read (important when Do OCR check is enabled)</text:p>
        </text:list-item>
      </text:list>
      <text:p text:style-name="Standard"/>
      <text:p text:style-name="Standard">version 3.4.5</text:p>
      <text:list text:style-name="LFO115" text:continue-numbering="true">
        <text:list-item>
          <text:p text:style-name="P203">Fixes block integration which was failing when more than 4 lightcurves were being processed.<text:line-break/></text:p>
        </text:list-item>
        <text:list-item>
          <text:p text:style-name="P204">Made use diff and Do OCR checkboxes sticky.<text:line-break/></text:p>
        </text:list-item>
      </text:list>
      <text:p text:style-name="Standard">version 3.4.4</text:p>
      <text:list text:style-name="LFO116" text:continue-numbering="true">
        <text:list-item>
          <text:p text:style-name="P205">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soft-page-break/><text:line-break/>These changes are to PyMovie file treatment ONLY.</text:p>
        </text:list-item>
      </text:list>
      <text:p text:style-name="Standard"/>
      <text:p text:style-name="Standard">version 3.4.3</text:p>
      <text:list text:style-name="LFO117" text:continue-numbering="true">
        <text:list-item>
          <text:p text:style-name="P20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p>
        </text:list-item>
      </text:list>
      <text:p text:style-name="Standard">version 3.4.2</text:p>
      <text:list text:style-name="LFO118" text:continue-numbering="true">
        <text:list-item>
          <text:p text:style-name="P20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text:style-name="LFO119" text:continue-numbering="true">
        <text:list-item>
          <text:p text:style-name="P20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0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1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text:style-name="LFO120" text:continue-numbering="true">
        <text:list-item>
          <text:p text:style-name="P211">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text:s/><text:soft-page-break/>for the transition. <text:s/>That project is under way and will be in the next version.<text:line-break/></text:p>
        </text:list-item>
      </text:list>
      <text:p text:style-name="Standard">version 3.3.9</text:p>
      <text:list text:style-name="LFO121" text:continue-numbering="true">
        <text:list-item>
          <text:p text:style-name="P212">Automatically installs cv2 if not already present. <text:s/>This package is needed for the new frame view feature.<text:line-break/></text:p>
        </text:list-item>
      </text:list>
      <text:p text:style-name="Standard">version 3.3.8</text:p>
      <text:list text:style-name="LFO122" text:continue-numbering="true">
        <text:list-item>
          <text:p text:style-name="P213">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text:style-name="LFO123" text:continue-numbering="true">
        <text:list-item>
          <text:p text:style-name="P214">A new button (View frame) with an associated spinner for entry of a frame number has been added:</text:p>
        </text:list-item>
      </text:list>
      <text:p text:style-name="Standard"/>
      <text:p text:style-name="P215">Use this button to view a frame from the video that was used by PyMovie or Limovie to prepare the .csv file that is currently being analyzed. <text:s/>.avi and .ser files are viewable in this manner as well as .fits files inside a FITS folder.</text:p>
      <text:p text:style-name="P216">If this button is disabled, it is because the .csv file did not come from PyMovie or Limovie or simply cannot be found/opened.</text:p>
      <text:p text:style-name="P217">This feature can/should be used as a final quality control check for a video that contains timestamps extracted using OCR. It is possible for OCR to fail in manner that is<text:s/><text:span text:style-name="T218">not detected</text:span><text:s/>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19">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20">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21">... write</text:span><text:span text:style-name="T222"><text:s/></text:span><text:span text:style-name="T223">report</text:span>, do a<text:s/><text:span text:style-name="T224">Manual timestamp entry</text:span><text:s/>for the D and R frame entries found by viewing the relevant frames and entering the correct times in the Manual timestamp dialog.</text:p>
      <text:p text:style-name="P225">It should be noted that the manual timestamp entry can be performed even when timestamps were already present in the file --- your manual entries will cause all the timestamps to be recalculated.</text:p>
      <text:p text:style-name="P226"/>
      <text:p text:style-name="Standard">version 3.3.5:</text:p>
      <text:list text:style-name="LFO124" text:continue-numbering="true">
        <text:list-item>
          <text:p text:style-name="P227">Changed usage of max([a, b ,c]) to max(a, b, c) to see if this allows the Numba<text:s/><text:soft-page-break/>JIT compiler to work for one user that found version 3.3.4 failed to load/compile.<text:line-break/><text:line-break/>This should have no effect on users that already have version 3.3.4 working.<text:line-break/></text:p>
        </text:list-item>
      </text:list>
      <text:p text:style-name="Standard">version 3.3.4:</text:p>
      <text:list text:style-name="LFO125" text:continue-numbering="true">
        <text:list-item>
          <text:p text:style-name="P228">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text:style-name="LFO126" text:continue-numbering="true">
        <text:list-item>
          <text:p text:style-name="P229">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text:style-name="LFO127" text:continue-numbering="true">
        <text:list-item>
          <text:p text:style-name="P230">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p text:style-name="Standard">version 3.2.9</text:p>
      <text:list text:style-name="LFO128" text:continue-numbering="true">
        <text:list-item>
          <text:p text:style-name="P231">Changed main plot so that the scroll wheel only zooms the x axis.</text:p>
        </text:list-item>
        <text:list-item>
          <text:p text:style-name="P232">Changed lightcurve plot so that it conforms properly to 'start-of-exposure'.<text:line-break/></text:p>
        </text:list-item>
      </text:list>
      <text:p text:style-name="Standard">version 3.2.8</text:p>
      <text:list text:style-name="LFO129" text:continue-numbering="true">
        <text:list-item>
          <text:p text:style-name="P233">Changed font size in help files --- it was fine for Mac but too big for Win10<text:line-break/></text:p>
        </text:list-item>
      </text:list>
      <text:p text:style-name="Standard">version 3.2.7</text:p>
      <text:list text:style-name="LFO130" text:continue-numbering="true">
        <text:list-item>
          <text:p text:style-name="P234">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text:style-name="LFO131" text:continue-numbering="true">
        <text:list-item>
          <text:p text:style-name="P235">This is a 'cosmetic' release --- there should be NO detectable differences from version 3.2.5 in terms of functionality.</text:p>
        </text:list-item>
        <text:list-item>
          <text:p text:style-name="P236">All python files were brought into compliance with PEP 8 coding standards. <text:s/>Only I care about that.</text:p>
        </text:list-item>
        <text:list-item>
          <text:p text:style-name="P237">More significantly, I removed the dependency on C code by using Numba as a code accelerator instead of Cython. <text:s/>As a result, I no longer need to compile<text:s/><text:soft-page-break/>separate code versions for Mac, Windows, and Linux. <text:s/>That makes my life easier, but you should experience no operational changes.</text:p>
        </text:list-item>
        <text:list-item>
          <text:p text:style-name="P238">All this 'cosmetic' work is in preparation for working on PyOTE issues again.<text:line-break/></text:p>
        </text:list-item>
      </text:list>
      <text:p text:style-name="Standard">version 3.2.5</text:p>
      <text:list text:style-name="LFO132" text:continue-numbering="true">
        <text:list-item>
          <text:p text:style-name="P23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text:style-name="LFO133" text:continue-numbering="true">
        <text:list-item>
          <text:p text:style-name="P240">Modified the test for newer version to accommodate the different strings returned by pip 18.1 and pip 19.0+</text:p>
        </text:list-item>
        <text:list-item>
          <text:p text:style-name="P241">Added ability to invoke PyOTE from PyMovie with an externally supplied csv file that is automatically opened.<text:line-break/></text:p>
        </text:list-item>
      </text:list>
      <text:p text:style-name="Standard">version 3.2.3</text:p>
      <text:list text:style-name="LFO134" text:continue-numbering="true">
        <text:list-item>
          <text:p text:style-name="P242">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43">Added support for the PyMovie csv format<text:line-break/></text:p>
        </text:list-item>
      </text:list>
      <text:p text:style-name="Standard">version 3.2.1</text:p>
      <text:list text:style-name="LFO135" text:continue-numbering="true">
        <text:list-item>
          <text:p text:style-name="P24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text:style-name="LFO136" text:continue-numbering="true">
        <text:list-item>
          <text:p text:style-name="P245">Changed GUI to better align text on min max edit boxes to avoid confusion.<text:line-break/></text:p>
        </text:list-item>
      </text:list>
      <text:p text:style-name="Standard">version 3.1.9</text:p>
      <text:list text:style-name="LFO137" text:continue-numbering="true">
        <text:list-item>
          <text:p text:style-name="P246">Fixed a bug in the test for a min/max solution search being constrained by a too large min value.<text:line-break/></text:p>
        </text:list-item>
      </text:list>
      <text:p text:style-name="Standard">version 3.1.8</text:p>
      <text:list text:style-name="LFO138" text:continue-numbering="true">
        <text:list-item>
          <text:p text:style-name="P247">version 3.1.7 was released without an updated version history. <text:s/>Here is what was changed in 3.1.7:<text:line-break/></text:p>
        </text:list-item>
        <text:list-item>
          <text:p text:style-name="P24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text:style-name="LFO139" text:continue-numbering="true">
        <text:list-item>
          <text:p text:style-name="P249">Values entered in the Manual Timestamp Entry dialog box are now 'sticky', thus making corrections easy to do without requiring re-entry of all data.</text:p>
        </text:list-item>
      </text:list>
      <text:p text:style-name="Standard"><text:line-break/>Also trapped is the case where a user has entered a custom frame time but failed to click the radio button indicating that it is to be used.<text:line-break/></text:p>
      <text:p text:style-name="Standard">version 3.1.5:</text:p>
      <text:list text:style-name="LFO140" text:continue-numbering="true">
        <text:list-item>
          <text:p text:style-name="P25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text:style-name="LFO141" text:continue-numbering="true">
        <text:list-item>
          <text:p text:style-name="P251">Fixed error in new dropped reading detection logic when light curve was processed in field mode.<text:line-break/></text:p>
        </text:list-item>
        <text:list-item>
          <text:p text:style-name="P252">Cleaned up some language in tooltips.<text:line-break/></text:p>
        </text:list-item>
      </text:list>
      <text:p text:style-name="Standard">version 3.1.3:</text:p>
      <text:list text:style-name="LFO142" text:continue-numbering="true">
        <text:list-item>
          <text:p text:style-name="P25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54">Eliminated the 'entry num' column in the data matrix at the lower left of the GUI. The 'entry num' is unused and a possible source of confusion with the frame or field number for the unwary.<text:line-break/></text:p>
        </text:list-item>
        <text:list-item>
          <text:p text:style-name="P255">Added<text:s/><text:span text:style-name="T256">all</text:span><text:s/>the light curves read from the input file to the data matrix display. <text:s/>Previously, only the first light curve values were displayed. <text:s/>This is done in<text:s/><text:soft-page-break/>anticipation of adding a 'write csv' button to memorialize the result of a manual timestamp entry.<text:line-break/></text:p>
        </text:list-item>
      </text:list>
      <text:p text:style-name="Standard">version 3.1.2:</text:p>
      <text:list text:style-name="LFO143" text:continue-numbering="true">
        <text:list-item>
          <text:p text:style-name="P25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44" text:continue-numbering="true">
        <text:list-item>
          <text:p text:style-name="P25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5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6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45" text:continue-numbering="true">
        <text:list-item>
          <text:p text:style-name="P261">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text:style-name="LFO146" text:continue-numbering="true">
        <text:list-item>
          <text:p text:style-name="P26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soft-page-break/>
      <text:list text:style-name="LFO147" text:continue-numbering="true">
        <text:list-item>
          <text:p text:style-name="P263">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list text:style-name="LFO148" text:continue-numbering="true">
        <text:list-item>
          <text:p text:style-name="P26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text:style-name="LFO149" text:continue-numbering="true">
        <text:list-item>
          <text:p text:style-name="P26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text:style-name="LFO150" text:continue-numbering="true">
        <text:list-item>
          <text:p text:style-name="P266">Disable the Accept integration button when user overrides an automatic block analysis with a manual block selection followed by a click on the Block integrate button.<text:line-break/></text:p>
        </text:list-item>
      </text:list>
      <text:p text:style-name="Standard">version 2.1.4:</text:p>
      <text:list text:style-name="LFO151" text:continue-numbering="true">
        <text:list-item>
          <text:p text:style-name="P267">Corrected a bug that kept manual selection of block integration from being performed after a refusal to accept the automatic block analysis results.<text:line-break/></text:p>
        </text:list-item>
      </text:list>
      <text:p text:style-name="Standard">version 2.1.3:</text:p>
      <text:list text:style-name="LFO152" text:continue-numbering="true">
        <text:list-item>
          <text:p text:style-name="P26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53" text:continue-numbering="true">
        <text:list-item>
          <text:p text:style-name="P26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54" text:continue-numbering="true">
        <text:list-item>
          <text:p text:style-name="P270">Added progress bar tracking of block integration analysis because it can take an extended amount of time to complete the analysis when the light curve has many points.<text:line-break/></text:p>
        </text:list-item>
      </text:list>
      <text:p text:style-name="Standard">version 2.1.0</text:p>
      <text:list text:style-name="LFO155" text:continue-numbering="true">
        <text:list-item>
          <text:p text:style-name="P271">Added automatic determination of 'correct' block size and offset for block integration when user clicks<text:s/><text:span text:style-name="T272">Block integrate</text:span><text:s/>button without selecting the two points normally required to specify integration block beginning and end. <text:s/>The user can choose to accept or reject<text:s/><text:span text:style-name="T273">pyote</text:span>'s opinion of the correct parameters to use when the automation determination is invoked.<text:line-break/></text:p>
        </text:list-item>
      </text:list>
      <text:soft-page-break/>
      <text:p text:style-name="Standard">version 2.0.9</text:p>
      <text:list text:style-name="LFO156" text:continue-numbering="true">
        <text:list-item>
          <text:p text:style-name="P274">Made the selection of Tooltip display 'sticky'</text:p>
        </text:list-item>
        <text:list-item>
          <text:p text:style-name="P275">Duration calculation when D and R span midnight now handled correctly</text:p>
        </text:list-item>
      </text:list>
      <text:p text:style-name="Standard"/>
      <text:p text:style-name="Standard">version 2.0.8</text:p>
      <text:list text:style-name="LFO157" text:continue-numbering="true">
        <text:list-item>
          <text:p text:style-name="P276">toolTips changed to invoke and display in a custom dialog box that can be moved and resized to better accommodate legacy displays</text:p>
        </text:list-item>
        <text:list-item>
          <text:p text:style-name="P277">Calc flash timing calculation fixed to properly deal with the non-integer frame numbers that can result from field processed csv files</text:p>
        </text:list-item>
        <text:list-item>
          <text:p text:style-name="P278">Flash timing has been verified to work with integrated light curves</text:p>
        </text:list-item>
        <text:list-item>
          <text:p text:style-name="P27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280">This version provides several features to ease the <text:s/>processing of light curves that are timed with LED flashes from iPhones (John Grismore's AstroFlashTimer) or Android phones (Eric Couto's Occult Flash) rather than VTI timestamped files</text:p>
      <text:p text:style-name="P281"/>
      <text:list text:style-name="LFO158" text:continue-numbering="true">
        <text:list-item>
          <text:p text:style-name="P282">Adds a button to calculate the edge position of an LED timing flash.</text:p>
        </text:list-item>
        <text:list-item>
          <text:p text:style-name="P28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8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85">Adds a checkbox to force manual entry of timestamp info. <text:s/>This is useful when OCR on a VTI timed light curve has catastrophic errors. <text:s/>It is always employed when using LED flash timing.</text:p>
        </text:list-item>
      </text:list>
      <text:list text:style-name="LFO159" text:continue-numbering="true">
        <text:list-item>
          <text:p text:style-name="P28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60" text:continue-numbering="true">
        <text:list-item>
          <text:p text:style-name="P28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61" text:continue-numbering="true">
        <text:list-item>
          <text:p text:style-name="P288">files generated by pyote now contain PYOTE in the filename.<text:line-break/></text:p>
        </text:list-item>
        <text:list-item>
          <text:p text:style-name="P289">Timestamps can be corrupted to the point that a timeDelta of 0.0 can result. <text:s/>This version traps that event and reports it clearly --- 2.0.4 failed silently with a divide by zero exception<text:line-break/></text:p>
        </text:list-item>
      </text:list>
      <text:p text:style-name="Standard">version 2.0.4</text:p>
      <text:soft-page-break/>
      <text:list text:style-name="LFO162" text:continue-numbering="true">
        <text:list-item>
          <text:p text:style-name="P29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text:style-name="LFO163" text:continue-numbering="true">
        <text:list-item>
          <text:p text:style-name="P29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64" text:continue-numbering="true">
        <text:list-item>
          <text:p text:style-name="P29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text:style-name="LFO165" text:continue-numbering="true">
        <text:list-item>
          <text:p text:style-name="P293">improved handling of D and R region selection so that one cannot enter an invalid configuration --- automatic corrections/changes are applied.<text:line-break/></text:p>
        </text:list-item>
        <text:list-item>
          <text:p text:style-name="P29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29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66" text:continue-numbering="true">
        <text:list-item>
          <text:p text:style-name="P296">adds bold red highlighting to message:</text:p>
        </text:list-item>
      </text:list>
      <text:p text:style-name="Standard"><text:span text:style-name="T297">! There is something wrong with timestamps at D and/or R or frames have been dropped !</text:span><text:span text:style-name="T298"><text:s/></text:span><text:span text:style-name="T299"><text:line-break/></text:span><text:span text:style-name="T300">so that it is harder to miss.</text:span><text:span text:style-name="T301"><text:line-break/></text:span></text:p>
      <text:p text:style-name="Standard">version 1.46</text:p>
      <text:list text:style-name="LFO167" text:continue-numbering="true">
        <text:list-item>
          <text:p text:style-name="P30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30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68" text:continue-numbering="true">
        <text:list-item>
          <text:p text:style-name="P304">the initial fully functional release of pyote.</text:p>
        </text:list-item>
      </text:list>
      <text:soft-page-break/>
      <text:p text:style-name="P305"><text:span text:style-name="T306">Introduction to<text:s/></text:span><text:span text:style-name="T307">pyote</text:span></text:p>
      <text:p text:style-name="P308"><text:span text:style-name="T309">Bob Anderson (</text:span><text:a xlink:href="mailto:bob.anderson.ok@gmail.com" office:target-frame-name="_top" xlink:show="replace"><text:span text:style-name="T310">bob.anderson.ok@gmail.com</text:span></text:a><text:span text:style-name="T311">)</text:span></text:p>
      <text:p text:style-name="P312"/>
      <text:p text:style-name="Standard"><text:span text:style-name="T313">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69" text:continue-numbering="true">
        <text:list-item>
          <text:p text:style-name="P314"><text:span text:style-name="T315">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16">Correlated noise caused by atmospheric scintillation is frequently present in occultation observations recorded at normal video rates of 25 or 30 frames per second. <text:s/><text:span text:style-name="T317">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1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19">Maximum Likelihood Estimation is used throughout to determine 'best fit' of model light curves to the actual data.</text:p>
        </text:list-item>
      </text:list>
      <text:p text:style-name="Standard"/>
      <text:p text:style-name="Standard">The gui for<text:s/><text:span text:style-name="T320">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21">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22">pyote</text:span><text:s/>is started, it connects to PyPI (assuming you have an internet connection) and checks to see if a more recent version of<text:s/><text:span text:style-name="T323">pyote</text:span><text:s/>has been added to the repository. <text:s/>If your version is completely up-to-date, you will see this</text:p>
      <text:p text:style-name="Standard"><draw:frame draw:z-index="251658240"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251659264"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24">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25">pyote. <text:s/></text:span>The procedure to do this is explained below.</text:p>
      <text:p text:style-name="Standard"/>
      <text:p text:style-name="P326">Open an Anaconda Prompt window if you are running Windows. <text:s/></text:p>
      <text:p text:style-name="P327"/>
      <text:p text:style-name="P328">For a Mac installation, open a command window and type<text:s/><text:span text:style-name="T329">source activate</text:span>.</text:p>
      <text:p text:style-name="P330"/>
      <text:p text:style-name="P331">Then, type the following line in that command window:</text:p>
      <text:p text:style-name="P332"/>
      <text:list text:style-name="LFO170" text:continue-numbering="true">
        <text:list-item>
          <text:p text:style-name="P333">pip install pyote==1.42</text:p>
        </text:list-item>
      </text:list>
      <text:p text:style-name="P334"/>
      <text:p text:style-name="P335">This command will uninstall the current (flawed) version of<text:s/><text:span text:style-name="T336">pyote</text:span><text:s/>and installs a specific version, in this case, version 1.42. <text:s/>Note the double == followed by the specific version number to be installed. <text:s/>(You can always determine a version of<text:s/><text:span text:style-name="T337">pyote</text:span><text:s/>that was working for you by opening a recent log file --- the<text:s/><text:span text:style-name="T338">pyote</text:span><text:s/>version that produced that log file is recorded there.)</text:p>
      <text:p text:style-name="P339"><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9">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7-23T21:09:00Z</dc:date>
    <meta:template xlink:href="Normal" xlink:type="simple"/>
    <meta:editing-cycles>219</meta:editing-cycles>
    <meta:editing-duration>PT98880S</meta:editing-duration>
    <meta:document-statistic meta:page-count="29" meta:paragraph-count="128" meta:word-count="9604" meta:character-count="64219" meta:row-count="456" meta:non-whitespace-character-count="54743"/>
  </office:meta>
</office:document-meta>
</file>